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face style:name="Mincho" svg:font-family="Mincho, 明朝" style:font-family-generic="roman"/>
    <style:font-face style:name="Lucida Grande" svg:font-family="'Lucida Grande', 'Courier New'"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D" style:master-page-name="Standard">
      <style:paragraph-properties>
        <style:tab-stops>
          <style:tab-stop style:position="2.6874in"/>
        </style:tab-stops>
      </style:paragraph-properties>
    </style:style>
    <style:style style:name="P2" style:family="paragraph" style:parent-style-name="PD">
      <style:paragraph-properties>
        <style:tab-stops>
          <style:tab-stop style:position="2.6874in"/>
        </style:tab-stops>
      </style:paragraph-properties>
    </style:style>
    <style:style style:name="P3" style:family="paragraph" style:parent-style-name="FT" style:master-page-name="Convert_20_1">
      <style:text-properties fo:background-color="#00ff00"/>
    </style:style>
    <style:style style:name="P4" style:family="paragraph" style:parent-style-name="TitleTOC_2f_Index">
      <style:paragraph-properties fo:text-align="center" style:justify-single-word="false"/>
    </style:style>
    <style:style style:name="P5" style:family="paragraph" style:parent-style-name="FT">
      <style:paragraph-properties fo:margin-left="0.5in" fo:margin-right="0in" fo:text-indent="0in" style:auto-text-indent="false"/>
    </style:style>
    <style:style style:name="P6" style:family="paragraph" style:parent-style-name="FT">
      <style:paragraph-properties fo:margin-left="0.5in" fo:margin-right="0in" fo:text-indent="0in" style:auto-text-indent="false"/>
      <style:text-properties fo:language="fr" fo:country="FR"/>
    </style:style>
    <style:style style:name="P7" style:family="paragraph" style:parent-style-name="FT">
      <style:text-properties fo:language="fr" fo:country="FR"/>
    </style:style>
    <style:style style:name="P8" style:family="paragraph" style:parent-style-name="PD">
      <style:text-properties fo:background-color="#ffff00"/>
    </style:style>
    <style:style style:name="P9" style:family="paragraph" style:parent-style-name="FT">
      <style:text-properties fo:font-style="italic" style:font-style-asian="italic"/>
    </style:style>
    <style:style style:name="P10" style:family="paragraph" style:parent-style-name="ft">
      <style:paragraph-properties fo:margin-top="0.0693in" fo:margin-bottom="0.0417in"/>
    </style:style>
    <style:style style:name="P11" style:family="paragraph" style:parent-style-name="FT">
      <style:text-properties fo:color="#000000"/>
    </style:style>
    <style:style style:name="P12" style:family="paragraph" style:parent-style-name="BodyNoIndent">
      <style:paragraph-properties fo:line-height="200%"/>
      <style:text-properties fo:font-weight="bold" style:font-weight-asian="bold"/>
    </style:style>
    <style:style style:name="P13" style:family="paragraph" style:parent-style-name="Body">
      <style:paragraph-properties fo:line-height="200%"/>
    </style:style>
    <style:style style:name="P14" style:family="paragraph" style:parent-style-name="BodyNoIndent">
      <style:paragraph-properties fo:margin-left="0in" fo:margin-right="0in" fo:line-height="200%" fo:text-indent="0.5in" style:auto-text-indent="false"/>
    </style:style>
    <style:style style:name="P15" style:family="paragraph" style:parent-style-name="BodyNoIndent">
      <style:paragraph-properties fo:margin-left="0.5in" fo:margin-right="0in" fo:line-height="200%" fo:text-indent="0in" style:auto-text-indent="false"/>
    </style:style>
    <style:style style:name="P16" style:family="paragraph" style:parent-style-name="BodyNoIndent">
      <style:paragraph-properties fo:margin-left="0.5in" fo:margin-right="0in" fo:line-height="200%" fo:text-indent="0.5in" style:auto-text-indent="false"/>
    </style:style>
    <style:style style:name="P17" style:family="paragraph" style:parent-style-name="Body">
      <style:paragraph-properties fo:margin-left="0.5in" fo:margin-right="0in" fo:line-height="200%" fo:text-indent="0.5in" style:auto-text-indent="false"/>
    </style:style>
    <style:style style:name="P18" style:family="paragraph" style:parent-style-name="Body">
      <style:paragraph-properties fo:margin-left="0in" fo:margin-right="0in" fo:line-height="200%" fo:text-indent="0.5in" style:auto-text-indent="false"/>
    </style:style>
    <style:style style:name="P19" style:family="paragraph" style:parent-style-name="Body">
      <style:paragraph-properties fo:margin-left="1in" fo:margin-right="0in" fo:line-height="200%" fo:text-indent="0in" style:auto-text-indent="false"/>
    </style:style>
    <style:style style:name="P20" style:family="paragraph" style:parent-style-name="Body">
      <style:paragraph-properties fo:line-height="200%"/>
      <style:text-properties fo:font-weight="bold" style:font-weight-asian="bold"/>
    </style:style>
    <style:style style:name="P21" style:family="paragraph" style:parent-style-name="NOX">
      <style:paragraph-properties fo:margin-left="0in" fo:margin-right="1in" fo:line-height="200%" fo:text-indent="0in" style:auto-text-indent="false">
        <style:tab-stops>
          <style:tab-stop style:position="0.5799in"/>
          <style:tab-stop style:position="0.8in"/>
        </style:tab-stops>
      </style:paragraph-properties>
    </style:style>
    <style:style style:name="P22" style:family="paragraph" style:parent-style-name="NOX">
      <style:paragraph-properties fo:margin-left="0in" fo:margin-right="1in" fo:line-height="200%" fo:text-indent="0in" style:auto-text-indent="false">
        <style:tab-stops>
          <style:tab-stop style:position="0.5799in"/>
          <style:tab-stop style:position="0.8in"/>
        </style:tab-stops>
      </style:paragraph-properties>
      <style:text-properties fo:font-size="11pt" style:font-size-asian="11pt" style:font-size-complex="11pt"/>
    </style:style>
    <style:style style:name="P23" style:family="paragraph" style:parent-style-name="Body">
      <style:paragraph-properties fo:margin-left="0.5in" fo:margin-right="0in" fo:line-height="200%" fo:text-indent="0.5in" style:auto-text-indent="false"/>
      <style:text-properties fo:language="it" fo:country="IT" style:font-size-complex="11pt"/>
    </style:style>
    <style:style style:name="P24" style:family="paragraph" style:parent-style-name="BodyNoIndent">
      <style:paragraph-properties fo:margin-left="0.5in" fo:margin-right="0in" fo:line-height="200%" fo:text-indent="0.5in" style:auto-text-indent="false"/>
      <style:text-properties style:font-size-complex="11pt"/>
    </style:style>
    <style:style style:name="P25" style:family="paragraph" style:parent-style-name="Body">
      <style:paragraph-properties fo:line-height="200%" fo:break-before="page"/>
      <style:text-properties fo:font-weight="bold" style:font-weight-asian="bold" style:font-size-complex="11pt"/>
    </style:style>
    <style:style style:name="P26" style:family="paragraph" style:parent-style-name="Body">
      <style:paragraph-properties fo:margin-left="0in" fo:margin-right="0in" fo:line-height="200%" fo:text-indent="0.5in" style:auto-text-indent="false"/>
      <style:text-properties style:font-size-complex="11pt"/>
    </style:style>
    <style:style style:name="P27" style:family="paragraph" style:parent-style-name="Body">
      <style:paragraph-properties fo:margin-left="0.5in" fo:margin-right="0in" fo:line-height="200%" fo:text-indent="0.5in" style:auto-text-indent="false"/>
      <style:text-properties style:font-size-complex="11pt"/>
    </style:style>
    <style:style style:name="P28" style:family="paragraph" style:parent-style-name="Body">
      <style:paragraph-properties fo:margin-left="1in" fo:margin-right="0in" fo:line-height="200%" fo:text-indent="0.5in" style:auto-text-indent="false"/>
      <style:text-properties style:font-size-complex="11pt"/>
    </style:style>
    <style:style style:name="P29" style:family="paragraph" style:parent-style-name="Body">
      <style:paragraph-properties fo:margin-left="0.5in" fo:margin-right="0in" fo:line-height="200%" fo:text-indent="0.5in" style:auto-text-indent="false"/>
      <style:text-properties fo:color="#000000" style:font-size-complex="11pt"/>
    </style:style>
    <style:style style:name="P30" style:family="paragraph" style:parent-style-name="Body">
      <style:paragraph-properties fo:margin-left="1in" fo:margin-right="0in" fo:line-height="200%" fo:text-indent="0.5in" style:auto-text-indent="false"/>
    </style:style>
    <style:style style:name="P31" style:family="paragraph" style:parent-style-name="Body">
      <style:paragraph-properties fo:margin-left="0in" fo:margin-right="0in" fo:line-height="200%" fo:text-indent="0.5in" style:auto-text-indent="false"/>
      <style:text-properties fo:language="nl" fo:country="NL"/>
    </style:style>
    <style:style style:name="P32" style:family="paragraph" style:parent-style-name="Body">
      <style:paragraph-properties fo:margin-left="0.25in" fo:margin-right="0in" fo:line-height="200%" fo:text-indent="0.5in" style:auto-text-indent="false"/>
    </style:style>
    <style:style style:name="P33" style:family="paragraph" style:parent-style-name="Body">
      <style:paragraph-properties fo:margin-left="0.75in" fo:margin-right="0in" fo:line-height="200%" fo:text-indent="0in" style:auto-text-indent="false"/>
    </style:style>
    <style:style style:name="P34" style:family="paragraph" style:parent-style-name="Body">
      <style:paragraph-properties fo:line-height="200%"/>
      <style:text-properties fo:font-weight="bold" style:font-weight-asian="bold" style:font-size-complex="11pt"/>
    </style:style>
    <style:style style:name="P35" style:family="paragraph" style:parent-style-name="Body">
      <style:paragraph-properties fo:margin-left="0.5in" fo:margin-right="0in" fo:line-height="200%" fo:text-indent="0in" style:auto-text-indent="false"/>
      <style:text-properties style:font-size-complex="11pt"/>
    </style:style>
    <style:style style:name="P36" style:family="paragraph" style:parent-style-name="Body">
      <style:paragraph-properties fo:line-height="200%"/>
      <style:text-properties fo:language="fr" fo:country="CH" fo:font-weight="bold" style:font-weight-asian="bold" style:font-size-complex="11pt"/>
    </style:style>
    <style:style style:name="P37" style:family="paragraph" style:parent-style-name="Body">
      <style:paragraph-properties fo:line-height="200%"/>
      <style:text-properties style:font-size-complex="11pt"/>
    </style:style>
    <style:style style:name="P38" style:family="paragraph" style:parent-style-name="Body">
      <style:paragraph-properties fo:line-height="200%">
        <style:tab-stops>
          <style:tab-stop style:position="0in"/>
        </style:tab-stops>
      </style:paragraph-properties>
      <style:text-properties style:font-size-complex="11pt"/>
    </style:style>
    <style:style style:name="P39" style:family="paragraph" style:parent-style-name="HA">
      <style:paragraph-properties fo:line-height="200%" fo:break-before="page"/>
    </style:style>
    <style:style style:name="P40" style:family="paragraph" style:parent-style-name="Standard">
      <style:paragraph-properties fo:line-height="200%"/>
    </style:style>
    <style:style style:name="P41" style:family="paragraph" style:parent-style-name="BodyNoIndent">
      <style:paragraph-properties fo:margin-left="0in" fo:margin-right="0in" fo:line-height="200%" fo:text-indent="0.4902in" style:auto-text-indent="false"/>
    </style:style>
    <style:style style:name="P42" style:family="paragraph" style:parent-style-name="EX">
      <style:paragraph-properties fo:line-height="200%"/>
    </style:style>
    <style:style style:name="P43" style:family="paragraph" style:parent-style-name="BL1">
      <style:paragraph-properties fo:line-height="200%"/>
    </style:style>
    <style:style style:name="P44" style:family="paragraph" style:parent-style-name="BL">
      <style:paragraph-properties fo:line-height="200%"/>
    </style:style>
    <style:style style:name="P45" style:family="paragraph" style:parent-style-name="BX">
      <style:paragraph-properties fo:line-height="200%"/>
    </style:style>
    <style:style style:name="P46" style:family="paragraph" style:parent-style-name="Body">
      <style:paragraph-properties fo:text-align="end" style:justify-single-word="false"/>
    </style:style>
    <style:style style:name="P47" style:family="paragraph" style:parent-style-name="FT">
      <style:paragraph-properties fo:margin-left="0in" fo:margin-right="0in" fo:line-height="200%" fo:text-indent="0.5in" style:auto-text-indent="false"/>
    </style:style>
    <style:style style:name="P48" style:family="paragraph" style:parent-style-name="PD">
      <style:paragraph-properties fo:margin-left="0in" fo:margin-right="0in" fo:line-height="200%" fo:text-indent="0.5in" style:auto-text-indent="false"/>
      <style:text-properties fo:color="#000000" style:font-name="Times New Roman" style:font-size-complex="11pt"/>
    </style:style>
    <style:style style:name="P49" style:family="paragraph" style:parent-style-name="PD">
      <style:paragraph-properties fo:line-height="200%"/>
      <style:text-properties fo:color="#000000" style:font-size-complex="11pt"/>
    </style:style>
    <style:style style:name="P50" style:family="paragraph" style:parent-style-name="Body">
      <style:paragraph-properties fo:margin-left="0in" fo:margin-right="0in" fo:text-indent="0in" style:auto-text-indent="false"/>
    </style:style>
    <style:style style:name="P51" style:family="paragraph" style:parent-style-name="Body">
      <style:paragraph-properties fo:margin-left="0in" fo:margin-right="0in" fo:text-indent="0in" style:auto-text-indent="false"/>
      <style:text-properties fo:font-weight="bold" style:font-weight-asian="bold" style:font-weight-complex="bold"/>
    </style:style>
    <style:style style:name="P52" style:family="paragraph" style:parent-style-name="Body">
      <style:paragraph-properties fo:margin-left="0in" fo:margin-right="0in" fo:text-indent="0in" style:auto-text-indent="false"/>
      <style:text-properties fo:font-weight="bold" style:font-weight-asian="bold"/>
    </style:style>
    <style:style style:name="P53" style:family="paragraph" style:parent-style-name="Standard">
      <style:paragraph-properties fo:hyphenation-ladder-count="no-limit" style:text-autospace="none"/>
      <style:text-properties fo:hyphenate="true" fo:hyphenation-remain-char-count="2" fo:hyphenation-push-char-count="2"/>
    </style:style>
    <style:style style:name="P54" style:family="paragraph" style:parent-style-name="PD">
      <style:text-properties fo:background-color="#00ff00"/>
    </style:style>
    <style:style style:name="P55" style:family="paragraph" style:parent-style-name="BodyNoIndent">
      <style:paragraph-properties fo:line-height="200%"/>
    </style:style>
    <style:style style:name="P56" style:family="paragraph" style:parent-style-name="HC">
      <style:paragraph-properties fo:line-height="200%"/>
    </style:style>
    <style:style style:name="P57" style:family="paragraph" style:parent-style-name="HD">
      <style:paragraph-properties fo:line-height="200%"/>
    </style:style>
    <style:style style:name="T1" style:family="text">
      <style:text-properties style:font-name-complex="Arial"/>
    </style:style>
    <style:style style:name="T2" style:family="text">
      <style:text-properties fo:color="#000000" fo:background-color="#ffff00"/>
    </style:style>
    <style:style style:name="T3" style:family="text">
      <style:text-properties fo:color="#000080"/>
    </style:style>
    <style:style style:name="T4" style:family="text">
      <style:text-properties fo:background-color="#ffff00"/>
    </style:style>
    <style:style style:name="T5" style:family="text">
      <style:text-properties fo:font-style="italic" fo:background-color="#ffff00" style:font-style-asian="italic"/>
    </style:style>
    <style:style style:name="T6" style:family="text">
      <style:text-properties fo:background-color="#00ff00"/>
    </style:style>
    <style:style style:name="T7" style:family="text">
      <style:text-properties fo:background-color="#ff0000"/>
    </style:style>
    <style:style style:name="T8" style:family="text">
      <style:text-properties fo:font-style="italic" style:font-style-asian="italic"/>
    </style:style>
    <style:style style:name="T9" style:family="text">
      <style:text-properties style:font-style-complex="italic"/>
    </style:style>
    <style:style style:name="T10" style:family="text">
      <style:text-properties fo:font-size="11pt" style:font-size-asian="11pt" style:font-size-complex="11pt"/>
    </style:style>
    <style:style style:name="T11" style:family="text" style:parent-style-name="Strong_20_Emphasis">
      <style:text-properties fo:font-size="11pt" fo:font-weight="normal" style:font-size-asian="11pt" style:font-weight-asian="normal" style:font-size-complex="11pt" style:font-weight-complex="normal"/>
    </style:style>
    <style:style style:name="T12" style:family="text" style:parent-style-name="Emphasis">
      <style:text-properties fo:font-style="normal" fo:font-weight="normal" style:font-style-asian="normal" style:font-weight-asian="normal" style:font-size-complex="11pt"/>
    </style:style>
    <style:style style:name="T13" style:family="text">
      <style:text-properties fo:font-style="italic" fo:background-color="#00ff00" style:font-style-asian="italic"/>
    </style:style>
    <style:style style:name="T14" style:family="text" style:parent-style-name="Comment_20_Reference">
      <style:text-properties fo:color="#000000"/>
    </style:style>
    <style:style style:name="T15" style:family="text" style:parent-style-name="Comment_20_Reference">
      <style:text-properties style:font-name="Arial"/>
    </style:style>
    <style:style style:name="T16" style:family="text">
      <style:text-properties fo:font-style="italic" style:font-style-asian="italic" style:font-style-complex="italic"/>
    </style:style>
    <style:style style:name="T17" style:family="text">
      <style:text-properties style:font-name="Courier New" fo:font-size="10pt" style:font-size-asian="10pt" style:font-name-complex="Courier New"/>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parent-style-name="Body_20_Char">
      <style:text-properties style:font-name="Times New Roman" fo:font-weight="bold" style:font-weight-asian="bold" style:font-weight-complex="bold"/>
    </style:style>
    <style:style style:name="T21" style:family="text">
      <style:text-properties style:font-name="Times New Roman" fo:font-size="11pt" style:font-size-asian="11pt" style:font-size-complex="11pt"/>
    </style:style>
    <style:style style:name="T22" style:family="text" style:parent-style-name="Comment_20_Reference">
      <style:text-properties fo:color="#000000" style:font-name="Arial"/>
    </style:style>
    <style:style style:name="T23" style:family="text">
      <style:text-properties style:language-asian="en" style:country-asian="US"/>
    </style:style>
    <style:style style:name="T24" style:family="text">
      <style:text-properties style:font-name-complex="Courier Ne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OLE_LINK1"/><text:bookmark-end text:name="OLE_LINK1"/>Notes</text:p>
      <text:p text:style-name="P2">***SLUG: PHFMTemplate11_05.doc<text:tab/>updated 11/18/2005</text:p>
      <text:p text:style-name="PD">***Composition, please replace the following:<text:line-break/>[cr] = copyright symbol<text:line-break/>[md] = em dash</text:p>
      <text:p text:style-name="P3"/>
      <text:p text:style-name="P4">The Official Ubuntu Book</text:p>
      <text:p text:style-name="FT"/>
      <text:p text:style-name="FT"/>
      <text:p text:style-name="FT"/>
      <text:p text:style-name="FT"/>
      <text:p text:style-name="Text_20_body">Benjamin Mako Hill and Jono Bacon</text:p>
      <text:p text:style-name="Text_20_body">Corey Burger<text:line-break/> Jonathan Jesse<text:line-break/> Ivan Krsti<text:span text:style-name="T1">ć</text:span></text:p>
      <text:p text:style-name="FT"/>
      <text:p text:style-name="FT"/>
      <text:p text:style-name="FT"/>
      <text:p text:style-name="FT"/>
      <text:p text:style-name="FT"/>
      <text:p text:style-name="PD">[Composition: Insert PH LOGO]</text:p>
      <text:p text:style-name="FT">Upper Saddle River, NJ • Boston • Indianapolis • San Francisco</text:p>
      <text:p text:style-name="FT">New York • Toronto • Montreal • London • Munich • Paris • Madrid</text:p>
      <text:p text:style-name="PD">Capetown • Sydney • Tokyo • Singapore • Mexico City</text:p>
      <text:p text:style-name="FT">Many of the designations used by manufacturers and sellers to distinguish their products are claimed as trademarks. Where those designations appear in this book, and the publisher was aware of a trademark claim, the designations have been printed with initial capital letters or in all capitals.</text:p>
      <text:p text:style-name="FT">The <text:span text:style-name="T2">authors</text:span> and publisher have taken care in the preparation of this book, but make no expressed or implied warranty of any kind and assume no responsibility for errors or omissions. No liability is assumed for incidental or consequential damages in connection with or arising out of the use of the information or programs contained herein.</text:p>
      <text:p text:style-name="FT">The publisher offers excellent discounts on this book when ordered in quantity for bulk purchases or special sales, which may include electronic versions and/or custom covers and content particular to your business, training goals, marketing focus, and branding interests. For more information, please contact:</text:p>
      <text:p text:style-name="P5">U.S. Corporate and Government Sales<text:line-break/>(800) 382-3419<text:line-break/>corpsales@pearsontechgroup.com</text:p>
      <text:p text:style-name="FT">For sales outside the United States, please contact:</text:p>
      <text:p text:style-name="P6">International Sales<text:line-break/>international@pearsoned.com</text:p>
      <text:p text:style-name="P7"/>
      <text:p text:style-name="P8"/>
      <text:p text:style-name="FT">Visit us on the Web: www.prenhallprofessional.com</text:p>
      <text:p text:style-name="P9">Library of Congress Cataloging-in-Publication Data:</text:p>
      <text:p text:style-name="P8">tk</text:p>
      <text:p text:style-name="FT">Copyright © 2007 Canonical Ltd. <text:line-break/>This book is published under the Creative Commons Attribution-ShareAlike 2.0 open publication license, http://creativecommons.org/licenses/by-sa/2.0/. </text:p>
      <text:p text:style-name="P10">All rights reserved. Printed in the United States of America. This publication is protected by copyright, and permission must be obtained from the publisher prior to any prohibited reproduction, storage in a retrieval system, or transmission in any form or by any means, electronic, mechanical, photocopying, recording, or likewise<text:span text:style-name="T3"> </text:span>unless permitted under the Creative Commons Attribution-ShareAlike license 2.0<text:span text:style-name="T3">.</text:span> For information regarding permissions, write to:</text:p>
      <text:p text:style-name="FT">Pearson Education, Inc.<text:line-break/>Rights and Contracts Department<text:line-break/>One Lake Street<text:line-break/>Upper Saddle River, NJ 07458<text:line-break/>Fax: (201) 236-3290</text:p>
      <text:p text:style-name="P5"/>
      <text:p text:style-name="PD"><text:span text:style-name="T4">ISBN 0-13-243594-2 <text:line-break/>Text printed in the United States on recycled paper at</text:span><text:span text:style-name="T5">]</text:span><text:span text:style-name="T4">.<text:line-break/>First printing, July 2006</text:span></text:p>
      <text:p text:style-name="PD"><text:span text:style-name="T4">[</text:span>Begin Dedication Page]</text:p>
      <text:p text:style-name="P11">This book is dedicated to the Ubuntu Community. Without your tireless hard work and commitment none of this would be possible.</text:p>
      <text:p text:style-name="PD">[End Dedication Page][Blank Page]</text:p>
      <text:p text:style-name="PD"/>
      <text:p text:style-name="PD"><text:span text:style-name="T6">Include an At-A-Glance TOC with this book. Debra Williams Cauley, AE </text:span><text:span text:style-name="T7">Comp: please create a second TOC--Brief Table of Contents--and list the FM/BM and Chapter titles ONLY. You might need to design this element. The full TOC follows on a new recto.</text:span></text:p>
      <text:p text:style-name="PD">[full TOC starts]</text:p>
      <text:p text:style-name="P12">Contents</text:p>
      <text:p text:style-name="P12"/>
      <text:p text:style-name="P12">Foreword</text:p>
      <text:p text:style-name="P12">Preface</text:p>
      <text:p text:style-name="P12">Acknowledgments</text:p>
      <text:p text:style-name="P12">About the Author</text:p>
      <text:p text:style-name="P12">Introduction</text:p>
      <text:p text:style-name="P13">About This Book</text:p>
      <text:p text:style-name="P14">The Scope of the Book</text:p>
      <text:p text:style-name="P15">The Menu</text:p>
      <text:p text:style-name="P12">Chapter 1: Introducing Ubuntu</text:p>
      <text:p text:style-name="P14">A Wild Ride<text:bookmark text:name="free-software-open-source-and-gnu-linux"/></text:p>
      <text:p text:style-name="P14">F<text:span text:style-name="T8">ree Software</text:span>, Open Source, and GNU/Linux</text:p>
      <text:p text:style-name="P16">Free Software and GNU</text:p>
      <text:p text:style-name="P16">Linux</text:p>
      <text:p text:style-name="P16">Open Source</text:p>
      <text:p text:style-name="P14"><text:bookmark-start text:name="brief-history-of-ubuntu"/><text:bookmark-end text:name="brief-history-of-ubuntu"/>A Brief History of Ubuntu</text:p>
      <text:p text:style-name="P16"><text:bookmark-start text:name="mark-shuttleworth"/><text:bookmark-end text:name="mark-shuttleworth"/>Mark Shuttleworth<text:bookmark text:name="the-warthogs"/></text:p>
      <text:p text:style-name="P17">The Warthogs<text:bookmark text:name="what-does-ubuntu-mean"/></text:p>
      <text:p text:style-name="P17">What Does Ubuntu Mean?<text:bookmark text:name="creating-canonical"/></text:p>
      <text:p text:style-name="P17">Creating Canonical<text:bookmark text:name="what-is-ubuntu"/></text:p>
      <text:p text:style-name="P18">What Is Ubuntu?<text:bookmark text:name="what-is-a-distribution"/></text:p>
      <text:p text:style-name="P17">What Is a Distribution?<text:bookmark text:name="an-ecosystem-of-distributions"/></text:p>
      <text:p text:style-name="P17">An Ecosystem of Distributions<text:bookmark text:name="the-debian-project-and-the-free-software"/></text:p>
      <text:p text:style-name="P17">The Debian Project and the Free Software Universe<text:bookmark text:name="community"/></text:p>
      <text:p text:style-name="P17">The Ubuntu Community<text:bookmark text:name="ubuntu-core-concepts"/></text:p>
      <text:p text:style-name="P18">Ubuntu Promises and Goals<text:bookmark text:name="code-of-conduct"/><text:bookmark text:name="philosophy-and-promises"/></text:p>
      <text:p text:style-name="P17">Conduct Goals and <text:span text:style-name="T9">Code of Conduct</text:span><text:bookmark text:name="technical-promises"/></text:p>
      <text:p text:style-name="P18">Technical Goals<text:bookmark text:name="bug-1"/></text:p>
      <text:p text:style-name="P17">Bug #1<text:bookmark text:name="canonical-and-the-ubuntu-foundation"/></text:p>
      <text:p text:style-name="P18">Canonical and the Ubuntu Foundation<text:bookmark text:name="canonical-ltd"/></text:p>
      <text:p text:style-name="P17">Canonical Ltd.<text:bookmark text:name="canonical-services"/></text:p>
      <text:p text:style-name="P19">Canonical’s Service and Support<text:bookmark text:name="bazaar-and-launchpad"/></text:p>
      <text:p text:style-name="P19">Bazaar and Launchpad</text:p>
      <text:p text:style-name="P19">The Ubuntu Foundation</text:p>
      <text:p text:style-name="P18">Ubuntu Subprojects, Derivatives, and Spin-offs</text:p>
      <text:p text:style-name="P18">Summary</text:p>
      <text:p text:style-name="P20">Chapter 2 Installing Ubuntu</text:p>
      <text:p text:style-name="P18">Choosing your Ubuntu Version</text:p>
      <text:p text:style-name="P17">Other Ubuntu Distributions</text:p>
      <text:p text:style-name="P21"><text:tab/><text:tab/><text:span text:style-name="T10">Is it still Ubuntu?</text:span></text:p>
      <text:p text:style-name="P21"><text:tab/><text:span text:style-name="T10">Getting Ubuntu</text:span></text:p>
      <text:p text:style-name="P22"><text:tab/><text:tab/>Burning a CD</text:p>
      <text:p text:style-name="P21"><text:span text:style-name="T10"><text:tab/><text:tab/><text:tab/>In Windows with </text:span><text:span text:style-name="T11">ISO Recorder</text:span></text:p>
      <text:p text:style-name="P21"><text:span text:style-name="T11"><text:tab/><text:tab/><text:tab/></text:span><text:span text:style-name="T10">In Windows with </text:span><text:span text:style-name="T11">Nero Burning ROM</text:span></text:p>
      <text:p text:style-name="P21"><text:span text:style-name="T11"><text:tab/><text:tab/><text:tab/></text:span><text:span text:style-name="T10">In Linux with GNOME:</text:span></text:p>
      <text:p text:style-name="P22"><text:tab/><text:tab/><text:tab/>Burning with Mac OS X</text:p>
      <text:p text:style-name="P22"><text:tab/>Installing from the Live CD</text:p>
      <text:p text:style-name="P22"><text:tab/><text:tab/>Language</text:p>
      <text:p text:style-name="P22"><text:tab/><text:tab/>Configure Your Keyboard</text:p>
      <text:p text:style-name="P22"><text:tab/><text:tab/>Location</text:p>
      <text:p text:style-name="P22"><text:tab/><text:tab/>Identification</text:p>
      <text:p text:style-name="P22"><text:tab/><text:tab/>Disk Space</text:p>
      <text:p text:style-name="P22"><text:tab/><text:tab/><text:tab/>Deciding On Your Partitions</text:p>
      <text:p text:style-name="P22"><text:tab/><text:tab/><text:tab/>Using the Entire Disk</text:p>
      <text:p text:style-name="P22"><text:tab/><text:tab/><text:tab/>Manually Partitioning</text:p>
      <text:p text:style-name="P22"><text:tab/><text:tab/>Finishing up</text:p>
      <text:p text:style-name="P22"><text:tab/>Installing Using the Alternative CD</text:p>
      <text:p text:style-name="P22"><text:tab/><text:tab/>Choosing Your Spot in the World</text:p>
      <text:p text:style-name="P22"><text:tab/><text:tab/>Networking</text:p>
      <text:p text:style-name="P22"><text:tab/><text:tab/>Creating Partitions</text:p>
      <text:p text:style-name="P23">Erase Entire Disk</text:p>
      <text:p text:style-name="P24">Erase Entire Disk and Use LVM </text:p>
      <text:p text:style-name="P24">Manually Edit Partition Table</text:p>
      <text:p text:style-name="P22"><text:tab/><text:tab/>Configuring a User</text:p>
      <text:p text:style-name="P22"><text:tab/><text:tab/>Finishing Up</text:p>
      <text:p text:style-name="P22"><text:tab/>Post-Installation</text:p>
      <text:p text:style-name="P22"><text:tab/><text:tab/>Configuring the Login Screen</text:p>
      <text:p text:style-name="P22"><text:tab/><text:tab/><text:tab/>Changing the Artwork</text:p>
      <text:p text:style-name="P22"><text:tab/><text:tab/><text:tab/>Enabling Automatic Logins</text:p>
      <text:p text:style-name="P22"><text:tab/><text:tab/><text:tab/>Enabling Remote Graphical Logins</text:p>
      <text:p text:style-name="P22"><text:tab/><text:tab/>Setting Up Printers</text:p>
      <text:p text:style-name="P22"><text:tab/>Summary</text:p>
      <text:p text:style-name="P25">Chapter 3: Using Ubuntu on the Desktop</text:p>
      <text:p text:style-name="P26">Taking Your Desktop for a Ride</text:p>
      <text:p text:style-name="P27">Starting Applications and Finding Things</text:p>
      <text:p text:style-name="P28">Changing Your Menu Layout</text:p>
      <text:p text:style-name="P27">Find Your Files and Folders</text:p>
      <text:p text:style-name="P29">Configure Your System</text:p>
      <text:p text:style-name="P27">Shortcut Icons</text:p>
      <text:p text:style-name="P27">Applets</text:p>
      <text:p text:style-name="P27">The Notification Area</text:p>
      <text:p text:style-name="P27">The Clock</text:p>
      <text:p text:style-name="P27">The Taskbar</text:p>
      <text:p text:style-name="P26">Shutting Your Computer Down and Logging Out</text:p>
      <text:p text:style-name="P27">Using Your Applications</text:p>
      <text:p text:style-name="P28">Browsing the Web with Firefox</text:p>
      <text:p text:style-name="P28">Tabbed Browsing</text:p>
      <text:p text:style-name="P28">Bookmarking Your Favorite Sites</text:p>
      <text:p text:style-name="P28">Save Time with Live Bookmarks</text:p>
      <text:p text:style-name="P28">Bolt It On, Make It Cool</text:p>
      <text:p text:style-name="P27">Creating Documents with OpenOffice.org</text:p>
      <text:p text:style-name="P28">Managing Your E-mail and Calendars with Evolution</text:p>
      <text:p text:style-name="P28">Setting Up Your E-Mail Account</text:p>
      <text:p text:style-name="P28">Working with Your E-Mail</text:p>
      <text:p text:style-name="P28">Managing Your Calendar</text:p>
      <text:p text:style-name="P27">Create Graphics with the GIMP</text:p>
      <text:p text:style-name="P28">An Example</text:p>
      <text:p text:style-name="P27">Communicate with Gaim</text:p>
      <text:p text:style-name="P28">Setting Up Your Accounts</text:p>
      <text:p text:style-name="P27">Cutting-Edge Voice Over IP with Ekiga</text:p>
      <text:p text:style-name="P28">Setting Up</text:p>
      <text:p text:style-name="P27">Exploring the Ubuntu Landscape</text:p>
      <text:p text:style-name="P28">Other Applications to Try</text:p>
      <text:p text:style-name="P26">The Ubuntu File Chooser and Bookmarks</text:p>
      <text:p text:style-name="P26">Ubuntu in Your Language</text:p>
      <text:p text:style-name="P26">Customizing Ubuntu’s Look and Feel</text:p>
      <text:p text:style-name="P27">Changing the Background</text:p>
      <text:p text:style-name="P27">Changing the Theme</text:p>
      <text:p text:style-name="P28">Choosing a New Theme</text:p>
      <text:p text:style-name="P28">Installing New Themes</text:p>
      <text:p text:style-name="P27">Configuring a Screensaver</text:p>
      <text:p text:style-name="P26">Managing Your Files</text:p>
      <text:p text:style-name="P27">How Linux Stores and Organizes Files</text:p>
      <text:p text:style-name="P28">Configuration Files</text:p>
      <text:p text:style-name="P27">Selecting, Copying, and Moving Files/Folders</text:p>
      <text:p text:style-name="P27">Using the Sidebar</text:p>
      <text:p text:style-name="P27">Using Emblems</text:p>
      <text:p text:style-name="P26">Ubuntu and Multimedia</text:p>
      <text:p text:style-name="P27">Installing Codecs</text:p>
      <text:p text:style-name="P27">Listening to Audio Files</text:p>
      <text:p text:style-name="P28">Using Rhythmbox</text:p>
      <text:p text:style-name="P28">Listening to Podcasts</text:p>
      <text:p text:style-name="P27">Playing and Ripping CDs</text:p>
      <text:p text:style-name="P28">Ripping Songs as Oggs</text:p>
      <text:p text:style-name="P28">Ripping Songs as MP3s</text:p>
      <text:p text:style-name="P27">Watching Videos</text:p>
      <text:p text:style-name="P28">Using Totem</text:p>
      <text:p text:style-name="P28">Getting DVDs to Work</text:p>
      <text:p text:style-name="P26">Summary</text:p>
      <text:p text:style-name="P20">Chapter 4: Advanced Usage and Managing Ubuntu</text:p>
      <text:p text:style-name="P18">Adding and Removing Programs and Packages</text:p>
      <text:p text:style-name="P17">Installing and Using Add Applications</text:p>
      <text:p text:style-name="P17">Terminology</text:p>
      <text:p text:style-name="P17">Installing Using Synaptic Synaptic is a powerful graphical tool called a </text:p>
      <text:p text:style-name="P17"><text:s text:c="5"/>package </text:p>
      <text:p text:style-name="P30">Installing a Package</text:p>
      <text:p text:style-name="P30">Removing a Package</text:p>
      <text:p text:style-name="P30">Updating Your System</text:p>
      <text:p text:style-name="P30">Finding That Package</text:p>
      <text:p text:style-name="P18">Keeping Your Computer Updated </text:p>
      <text:p text:style-name="P17">Installing Updates </text:p>
      <text:p text:style-name="P17">Learning About What Was Updated</text:p>
      <text:p text:style-name="P17">Automating the Update Procedure </text:p>
      <text:p text:style-name="P17">Using Synaptic to Check for Updates </text:p>
      <text:p text:style-name="P18">Moving to the Next Ubuntu Release </text:p>
      <text:p text:style-name="P17">Doing the Actual Upgrade </text:p>
      <text:p text:style-name="P18">Using and Abusing Devices and Media</text:p>
      <text:p text:style-name="P17">Using USB Key Rings</text:p>
      <text:p text:style-name="P17">Burning CDs</text:p>
      <text:p text:style-name="P30">Creating Audio CDs</text:p>
      <text:p text:style-name="P30">Burning a CD from an Image</text:p>
      <text:p text:style-name="P30">Using Floppy Discs</text:p>
      <text:p text:style-name="P17">Using Digital Cameras</text:p>
      <text:p text:style-name="P18">Configuring a Printer in Ubuntu</text:p>
      <text:p text:style-name="P17">Making It Easier with Gnome CUPS Manager</text:p>
      <text:p text:style-name="P17">Gathering Information</text:p>
      <text:p text:style-name="P17">Launching the Wizard</text:p>
      <text:p text:style-name="P17">Remote Printing</text:p>
      <text:p text:style-name="P17">Mission Accomplished!</text:p>
      <text:p text:style-name="P17">The Printers Window</text:p>
      <text:p text:style-name="P18">Graphically Access Remote Files</text:p>
      <text:p text:style-name="P18">The Terminal</text:p>
      <text:p text:style-name="P17">Crash Course in the Terminal</text:p>
      <text:p text:style-name="P30">Getting Started</text:p>
      <text:p text:style-name="P30">Building Pipelines</text:p>
      <text:p text:style-name="P30">Running Commands as the Superuser</text:p>
      <text:p text:style-name="P30">Finding Help</text:p>
      <text:p text:style-name="P18">Working with Windows</text:p>
      <text:p text:style-name="P17">Running Applications</text:p>
      <text:p text:style-name="P17">Using Windows Files on Another Partition</text:p>
      <text:p text:style-name="P18">Summary</text:p>
      <text:p text:style-name="P20">Chapter 5: The Ubuntu Server</text:p>
      <text:p text:style-name="P18">What is Ubuntu Server?</text:p>
      <text:p text:style-name="P18">Installing Ubuntu Server</text:p>
      <text:p text:style-name="P17">A Couple of Installer Tricks</text:p>
      <text:p text:style-name="P17">Partitioning Your Ubuntu Server</text:p>
      <text:p text:style-name="P17">The Story of RAID</text:p>
      <text:p text:style-name="P30">RAID 0</text:p>
      <text:p text:style-name="P30">RAID 1</text:p>
      <text:p text:style-name="P30">RAID5</text:p>
      <text:p text:style-name="P30">Which RAID to Choose?</text:p>
      <text:p text:style-name="P17">Setting Up RAID</text:p>
      <text:p text:style-name="P17">The Story of the Logical Volume Manager</text:p>
      <text:p text:style-name="P30">LVM Theory and Jargon</text:p>
      <text:p text:style-name="P17">Setting Up LVM</text:p>
      <text:p text:style-name="P17">You’re Done—Now Watch Out for Root!</text:p>
      <text:p text:style-name="P17">The Ubuntu Archive</text:p>
      <text:p text:style-name="P17">APT Sources and Repositories </text:p>
      <text:p text:style-name="P17">dpkg</text:p>
      <text:p text:style-name="P17">Installing a Package Manually</text:p>
      <text:p text:style-name="P17">Apt-Get and Apt-Cache</text:p>
      <text:p text:style-name="P30">Searching the Package Cache and Showing Package Information</text:p>
      <text:p text:style-name="P30">Installing a Package</text:p>
      <text:p text:style-name="P30">Performing System Updates</text:p>
      <text:p text:style-name="P30">Building Packages from Source</text:p>
      <text:p text:style-name="P17">Aptitude</text:p>
      <text:p text:style-name="P17">Tips and Tricks</text:p>
      <text:p text:style-name="P30">Finding Which Package Owns a File</text:p>
      <text:p text:style-name="P30">Finding Which Package Provides a File</text:p>
      <text:p text:style-name="P18">Ubuntu Server Security</text:p>
      <text:p text:style-name="P17">User Account Administration</text:p>
      <text:p text:style-name="P17">Filesystem Security</text:p>
      <text:p text:style-name="P30">nodev</text:p>
      <text:p text:style-name="P30">nosuid</text:p>
      <text:p text:style-name="P30">noexec</text:p>
      <text:p text:style-name="P30">noatime</text:p>
      <text:p text:style-name="P17">System Resource Limits</text:p>
      <text:p text:style-name="P30">System Log Files</text:p>
      <text:p text:style-name="P17">Your Log Toolbox</text:p>
      <text:p text:style-name="P17">A Sprinkling of Network Security</text:p>
      <text:p text:style-name="P18">Final Words on Security</text:p>
      <text:p text:style-name="P18">Summary</text:p>
      <text:p text:style-name="P20">Chapter 6: Support and Typical Problems</text:p>
      <text:p text:style-name="P13">Your System</text:p>
      <text:p text:style-name="P31">Ubuntu Won’t Start!</text:p>
      <text:p text:style-name="P17">The Bootloader</text:p>
      <text:p text:style-name="P17">Backing Up and Restoring Your Boot Sector</text:p>
      <text:p text:style-name="P18">The Ubuntu Logo Appears Corrupted or Just Looks Odd While Booting</text:p>
      <text:p text:style-name="P17">When I Start My Computer I Get Text Instead of a Graphical Interface</text:p>
      <text:p text:style-name="P19">I Tried to Use a Word or PowerPoint Document, and the Fonts Are All </text:p>
      <text:p text:style-name="P13"><text:s text:c="23"/>Wrong</text:p>
      <text:p text:style-name="P17">How Do I Install a Package?</text:p>
      <text:p text:style-name="P17">I Want to Install an Application That Is Not In Synaptic</text:p>
      <text:p text:style-name="P17">Nautilus Is Painfully Slow—How Can I Make It Run Faster?</text:p>
      <text:p text:style-name="P17">Add TrueType Fonts to Your Desktop Quickly</text:p>
      <text:p text:style-name="P17">How Can I Test That an ISO File Works?</text:p>
      <text:p text:style-name="P17">Checking That <text:s/>the ISO Works</text:p>
      <text:p text:style-name="P30">Verifying the ISO</text:p>
      <text:p text:style-name="P17">I Downloaded an Autopackage But I Don’t Know How to Run It</text:p>
      <text:p text:style-name="P17">How Do I Compile an Application?</text:p>
      <text:p text:style-name="P17">I Can’t See the Hidden Dot Files and Folders in the File Manager</text:p>
      <text:p text:style-name="P17">How Do I Restore Something I Deleted in the File Manager?</text:p>
      <text:p text:style-name="P17">The Desktop Has Hung—What Do I Do?</text:p>
      <text:p text:style-name="P17">My Screen Resolution Is Wrong</text:p>
      <text:p text:style-name="P17">How Can I Automatically Login Without Having to Enter My Login Details?</text:p>
      <text:p text:style-name="P17">I Tried to Upgrade My System, but I Get an Error</text:p>
      <text:p text:style-name="P17">I Am Running Out of Disk Space—How Do I Free Up Some Space?</text:p>
      <text:p text:style-name="P17">I Deleted Something in the File Manager, but I Don’t See the Extra Disk </text:p>
      <text:p text:style-name="P17"><text:s text:c="5"/>Space</text:p>
      <text:p text:style-name="P17">Another Version of Ubuntu is Out—How Do I Upgrade to It?</text:p>
      <text:p text:style-name="P18">Applications</text:p>
      <text:p text:style-name="P17">When I Click the Close Window Icon My Program Doesn’t Go Away</text:p>
      <text:p text:style-name="P17">The Upgrade Notification Bubble Keeps Appearing, and I Want It to Stop</text:p>
      <text:p text:style-name="P17">Extending Nautilus with Scripts</text:p>
      <text:p text:style-name="P30">Installing a Script</text:p>
      <text:p text:style-name="P30">A Sample Nautilus Script</text:p>
      <text:p text:style-name="P17">I Went to a Web Site in Firefox, and the Macromedia Flash Plug-in is </text:p>
      <text:p text:style-name="P17"><text:s text:c="5"/>Missing</text:p>
      <text:p text:style-name="P17">Java is Not Installed on My System</text:p>
      <text:p text:style-name="P17">I Have Heard Desktop Search is Cool—How Do I Install It?</text:p>
      <text:p text:style-name="P17">My E-mail Doesn’t Work in Evolution</text:p>
      <text:p text:style-name="P18">Multimedia</text:p>
      <text:p text:style-name="P17">I Downloaded a Particular Media File, and It Won’t Play</text:p>
      <text:p text:style-name="P17">My DVD Won’t Play</text:p>
      <text:p text:style-name="P17">DVD Playback is Jittery and Jumpy</text:p>
      <text:p text:style-name="P17">When I Start Some Applications Ubuntu Says I Don’t Have Access to </text:p>
      <text:p text:style-name="P17"><text:s text:c="5"/>/dev/dsp</text:p>
      <text:p text:style-name="P17">My Microphone Doesn’t Work</text:p>
      <text:p text:style-name="P17">How Do I Change the Visual Theme?</text:p>
      <text:p text:style-name="P17">How Do I Find and Install New Desktop Themes and Backgrounds?</text:p>
      <text:p text:style-name="P17">How Do I Turn My Ubuntu Computer Into a MythTV Box?</text:p>
      <text:p text:style-name="P18">Networking</text:p>
      <text:p text:style-name="P17">I Can’t Access My LAN</text:p>
      <text:p text:style-name="P17">Nameserver Problems</text:p>
      <text:p text:style-name="P17">How Do I Use ssh (Secure SHell) for Transferring Files Across a </text:p>
      <text:p text:style-name="P17"><text:s text:c="5"/>Network?</text:p>
      <text:p text:style-name="P17">How Do I Use a Graphical Application Remotely with ssh (Secure SHell)?</text:p>
      <text:p text:style-name="P17">My Wireless Card is Not Working</text:p>
      <text:p text:style-name="P17">I Need to Use WPA or I Use WPA-PSK on My Wireless Access Point</text:p>
      <text:p text:style-name="P18">Hardware</text:p>
      <text:p text:style-name="P17">Ubuntu Has Not Detected My Old Sound Card.</text:p>
      <text:p text:style-name="P17">My Cardbus Adapter is Not Being Recognized</text:p>
      <text:p text:style-name="P17">I Plug In My USB Stick and Nothing Happens</text:p>
      <text:p text:style-name="P32">I Copied Some Files to/from My USB Stick, but When I Access It Later the </text:p>
      <text:p text:style-name="P32"><text:s text:c="5"/>Files Are Not There</text:p>
      <text:p text:style-name="P32">My CD-ROM/DVD Is Not Working</text:p>
      <text:p text:style-name="P32">My CD-ROM/DVD Drive Won’t Eject</text:p>
      <text:p text:style-name="P32">I Bought a Device, but It Doesn’t Work In Ubuntu</text:p>
      <text:p text:style-name="P32">My Computer Says It Is Out of Memory</text:p>
      <text:p text:style-name="P33">How Can I Copy Photos from My Mobile Phone to My Ubuntu Computer with Bluetooth?</text:p>
      <text:p text:style-name="P32">I Can Read My USB Storage Device, but I can’t Write to It</text:p>
      <text:p text:style-name="P32">Filesystem Fun</text:p>
      <text:p text:style-name="P32">How Do I Format a Disk?</text:p>
      <text:p text:style-name="P32">The Keys On My Keyboard Spit Out the Wrong Letters/Symbols</text:p>
      <text:p text:style-name="P32">My Serial Mouse Is Not Working</text:p>
      <text:p text:style-name="P32">My Mouse Scroll Wheel Does Not Work</text:p>
      <text:p text:style-name="P32">My Remote Control Doesn’t Work</text:p>
      <text:p text:style-name="P32">How Do I Find Out Which Hardware Works In Ubuntu Before I Purchase It?</text:p>
      <text:p text:style-name="P18">System Administration</text:p>
      <text:p text:style-name="P17">How Do I Schedule Things to Happen?</text:p>
      <text:p text:style-name="P30">Crontab Sections</text:p>
      <text:p text:style-name="P30">Crontab Command Options</text:p>
      <text:p text:style-name="P30">An Example</text:p>
      <text:p text:style-name="P17">How Can I Copy a File from One Computer to Another?</text:p>
      <text:p text:style-name="P17">I Know an Application Is Available In Ubuntu but Synaptic Can’t Find It</text:p>
      <text:p text:style-name="P17">I Am Running Ubuntu on an Older Computer, and I Would Like a Faster </text:p>
      <text:p text:style-name="P17"><text:s text:c="5"/>Desktop</text:p>
      <text:p text:style-name="P17">I Have Reinstalled Windows, and Now Ubuntu Won’t Start!</text:p>
      <text:p text:style-name="P17">How Do I Fix My Disk After a Power Failure?</text:p>
      <text:p text:style-name="P17">Ubuntu Takes Up Too Much Disk Space on My Old Computer</text:p>
      <text:p text:style-name="P17">I Forgot My System Password—What Can I Do?</text:p>
      <text:p text:style-name="P17">How Do I Access My Windows Partitions?</text:p>
      <text:p text:style-name="P17">Ubuntu Is Slow On My AMD K7 Computer</text:p>
      <text:p text:style-name="P17">How Do I Add Users?</text:p>
      <text:p text:style-name="P18">Other</text:p>
      <text:p text:style-name="P17">Running Another OS In Ubuntu</text:p>
      <text:p text:style-name="P17">How Can I Monitor the Weather?</text:p>
      <text:p text:style-name="P17">How Do I Make Ubuntu Bread?</text:p>
      <text:p text:style-name="P17">How Can I Prevent the Pain I am Getting My Fingers When I Type?</text:p>
      <text:p text:style-name="P18">Summary</text:p>
      <text:p text:style-name="P34">Chapter 7: Using Kubuntu</text:p>
      <text:p text:style-name="P26">Introduction to Kubuntu</text:p>
      <text:p text:style-name="P27">History of KDE</text:p>
      <text:p text:style-name="P27">History of Kubuntu</text:p>
      <text:p text:style-name="P27">Navigating in Kubuntu</text:p>
      <text:p text:style-name="P27">Shutting Your Computer Down and Logging Out</text:p>
      <text:p text:style-name="P26">Installing Kubuntu</text:p>
      <text:p text:style-name="P27">Where to Find Kubuntu</text:p>
      <text:p text:style-name="P27">Can I Switch to Kubuntu If I Have Ubuntu Installed Already?</text:p>
      <text:p text:style-name="P27">Guided Installation</text:p>
      <text:p text:style-name="P27">Installing from the Live CD</text:p>
      <text:p text:style-name="P27">Using Sudo</text:p>
      <text:p text:style-name="P26">Customizing Kubuntu</text:p>
      <text:p text:style-name="P27">Customizing the Desktop</text:p>
      <text:p text:style-name="P27">Get Hot New Stuff</text:p>
      <text:p text:style-name="P27">Customizing Applets and the Kicker</text:p>
      <text:p text:style-name="P27">Customizing the K menu</text:p>
      <text:p text:style-name="P26">Systems Administration</text:p>
      <text:p text:style-name="P27">Installing New Packages</text:p>
      <text:p text:style-name="P27">Managing Repositories</text:p>
      <text:p text:style-name="P27">Installing a Package</text:p>
      <text:p text:style-name="P27">Upgrading Kubuntu</text:p>
      <text:p text:style-name="P27">How to Keep the System Up-to-Date</text:p>
      <text:p text:style-name="P27">System Settings</text:p>
      <text:p text:style-name="P28">Personal</text:p>
      <text:p text:style-name="P28">Hardware</text:p>
      <text:p text:style-name="P28">Internet and Network</text:p>
      <text:p text:style-name="P28">System Administration</text:p>
      <text:p text:style-name="P26">Managing Files with Kubuntu</text:p>
      <text:p text:style-name="P27">Introduction to Konqueror</text:p>
      <text:p text:style-name="P27">Finding Files and Folders</text:p>
      <text:p text:style-name="P27">Ripping Audio CDs</text:p>
      <text:p text:style-name="P27">Accessing Windows Partitions</text:p>
      <text:p text:style-name="P27">Accessing USB Drives</text:p>
      <text:p text:style-name="P27">Managing Music</text:p>
      <text:p text:style-name="P26">Common Applications</text:p>
      <text:p text:style-name="P27">OpenOffice.org</text:p>
      <text:p text:style-name="P27">Web Browsing</text:p>
      <text:p text:style-name="P27">Using Firefox for Browsing the Web</text:p>
      <text:p text:style-name="P27">Burning CDs—Audio and Data</text:p>
      <text:p text:style-name="P27">KaudioCreator</text:p>
      <text:p text:style-name="P27">Instant Messaging</text:p>
      <text:p text:style-name="P27">Kontact</text:p>
      <text:p text:style-name="P28">Setting Up Your E-mail Account</text:p>
      <text:p text:style-name="P28">Using Korganize</text:p>
      <text:p text:style-name="P27">Krita</text:p>
      <text:p text:style-name="P28">Creating a New Image</text:p>
      <text:p text:style-name="P28">Manipulating an Existing Document</text:p>
      <text:p text:style-name="P27">Watching Movies and Playing CDs</text:p>
      <text:p text:style-name="P27">Internet Relay Chat</text:p>
      <text:p text:style-name="P27">Kiosk Mode</text:p>
      <text:p text:style-name="P27">Exploring the Kubuntu Landscape</text:p>
      <text:p text:style-name="P27">Tips and Tricks</text:p>
      <text:p text:style-name="P28">Run Programs Automatically When Kubuntu Starts</text:p>
      <text:p text:style-name="P28">Login Automatically to Kubuntu When the Computer Starts</text:p>
      <text:p text:style-name="P28">Automatically Turn on Num Lock When Kubuntu Starts</text:p>
      <text:p text:style-name="P35">Finding Help and Giving Back to the Community</text:p>
      <text:p text:style-name="P27">Finding Help</text:p>
      <text:p text:style-name="P27">Accessing KDE Help Manuals</text:p>
      <text:p text:style-name="P27">Giving Back to the Community</text:p>
      <text:p text:style-name="P26">Summary</text:p>
      <text:p text:style-name="P34">Chapter 8: The Ubuntu Community</text:p>
      <text:p text:style-name="P26">Venues</text:p>
      <text:p text:style-name="P27"><text:bookmark-start text:name="mailing-lists"/><text:bookmark-end text:name="mailing-lists"/>Mailing Lists</text:p>
      <text:p text:style-name="P26">Ubuntu Mailing Lists</text:p>
      <text:p text:style-name="P27"><text:bookmark-start text:name="internet-relay-chat-irc"/><text:bookmark-end text:name="internet-relay-chat-irc"/>Internet Relay Chat (IRC)</text:p>
      <text:p text:style-name="P18"><text:span text:style-name="T12">IRC Channel List</text:span></text:p>
      <text:p text:style-name="P27"><text:bookmark-start text:name="web-forums"/><text:bookmark-end text:name="web-forums"/>Web Forums</text:p>
      <text:p text:style-name="P27"><text:bookmark-start text:name="wikis"/><text:bookmark-end text:name="wikis"/>Wikis</text:p>
      <text:p text:style-name="P27"><text:bookmark-start text:name="conferences2"/><text:bookmark-end text:name="conferences2"/><text:bookmark-start text:name="conferences1"/><text:bookmark-end text:name="conferences1"/><text:bookmark-start text:name="conferences"/><text:bookmark-end text:name="conferences"/>Conferences and Sprints</text:p>
      <text:p text:style-name="P27"><text:bookmark-start text:name="planet"/><text:bookmark-end text:name="planet"/>Planet</text:p>
      <text:p text:style-name="P26">Teams, Processes, and Community Governance</text:p>
      <text:p text:style-name="P27"><text:bookmark-start text:name="teams"/><text:bookmark-end text:name="teams"/>Teams</text:p>
      <text:p text:style-name="P27"><text:bookmark-start text:name="local-community-loco-teams"/><text:bookmark-end text:name="local-community-loco-teams"/>Local Community (LoCo) Teams</text:p>
      <text:p text:style-name="P27"><text:bookmark-start text:name="motu"/><text:bookmark-end text:name="motu"/>MOTU</text:p>
      <text:p text:style-name="P27"><text:bookmark-start text:name="community-council2"/><text:bookmark-end text:name="community-council2"/><text:bookmark-start text:name="community-council1"/><text:bookmark-end text:name="community-council1"/>Community Council</text:p>
      <text:p text:style-name="P27"><text:bookmark-start text:name="technical-board"/><text:bookmark-end text:name="technical-board"/>Technical Board</text:p>
      <text:p text:style-name="P27"><text:bookmark-start text:name="sabdfl2"/><text:bookmark-end text:name="sabdfl2"/><text:bookmark-start text:name="sabdfl1"/><text:bookmark-end text:name="sabdfl1"/>SABDFL</text:p>
      <text:p text:style-name="P27"><text:bookmark-start text:name="ubunteros-and-ubuntu-members"/><text:bookmark-end text:name="ubunteros-and-ubuntu-members"/>Ubunteros and Ubuntu Members</text:p>
      <text:p text:style-name="P26"><text:bookmark-start text:name="getting-involved"/><text:bookmark-end text:name="getting-involved"/>Getting Involved</text:p>
      <text:p text:style-name="P27"><text:bookmark-start text:name="advocacy"/><text:bookmark-end text:name="advocacy"/>Advocacy</text:p>
      <text:p text:style-name="P27"><text:bookmark-start text:name="support"/><text:bookmark-end text:name="support"/>Support</text:p>
      <text:p text:style-name="P27"><text:bookmark-start text:name="ideas-and-feedback"/><text:bookmark-end text:name="ideas-and-feedback"/>Ideas and Feedback</text:p>
      <text:p text:style-name="P27"><text:bookmark-start text:name="documentation"/><text:bookmark-end text:name="documentation"/>Documentation</text:p>
      <text:p text:style-name="P27"><text:bookmark-start text:name="artwork"/><text:bookmark-end text:name="artwork"/>Artwork</text:p>
      <text:p text:style-name="P27"><text:bookmark-start text:name="translation-and-localization"/><text:bookmark-end text:name="translation-and-localization"/>Translation and Localization</text:p>
      <text:p text:style-name="P27"><text:bookmark-start text:name="quality-assurance-and-bugs"/><text:bookmark-end text:name="quality-assurance-and-bugs"/>Quality Assurance and Bugs</text:p>
      <text:p text:style-name="P27"><text:bookmark-start text:name="programming-and-packaging"/><text:bookmark-end text:name="programming-and-packaging"/>Programming and Packaging</text:p>
      <text:p text:style-name="P26">Summary</text:p>
      <text:p text:style-name="P34">Chapter 9: Ubuntu-Related Projects</text:p>
      <text:p text:style-name="P26">Partner Projects</text:p>
      <text:p text:style-name="P27">Kubuntu</text:p>
      <text:p text:style-name="P27">Edubuntu</text:p>
      <text:p text:style-name="P26">Derived Distributions</text:p>
      <text:p text:style-name="P27">Guadalinex</text:p>
      <text:p text:style-name="P27">Xubuntu</text:p>
      <text:p text:style-name="P27">Nexenta</text:p>
      <text:p text:style-name="P27">nUbuntu</text:p>
      <text:p text:style-name="P27">Ufficio Zero</text:p>
      <text:p text:style-name="P27">The Open CD</text:p>
      <text:p text:style-name="P27">Baltix </text:p>
      <text:p text:style-name="P27">ImpiLinux</text:p>
      <text:p text:style-name="P26">The Launchpad</text:p>
      <text:p text:style-name="P27">Soyuz</text:p>
      <text:p text:style-name="P27">Rosetta</text:p>
      <text:p text:style-name="P27">Malone</text:p>
      <text:p text:style-name="P27">Other Functionality</text:p>
      <text:p text:style-name="P26">Bazaar</text:p>
      <text:p text:style-name="P26">Summary</text:p>
      <text:p text:style-name="P34">Appendix A: Welcome to the Command Line</text:p>
      <text:p text:style-name="P26">Starting Up the Terminal</text:p>
      <text:p text:style-name="P26">Moving Around the Filesystem</text:p>
      <text:p text:style-name="P26">Manipulating Files and Folders</text:p>
      <text:p text:style-name="P26">System Information Commands</text:p>
      <text:p text:style-name="P26">Searching and Editing Text Files</text:p>
      <text:p text:style-name="P26">Dealing with Users and Groups</text:p>
      <text:p text:style-name="P26">Getting Help on the Command Line</text:p>
      <text:p text:style-name="P26">Searching for Man Files</text:p>
      <text:p text:style-name="P26">Using Wildcards</text:p>
      <text:p text:style-name="P26">Executing Multiple Commands</text:p>
      <text:p text:style-name="P27">Run Sequentially</text:p>
      <text:p text:style-name="P27">Passing Output</text:p>
      <text:p text:style-name="P26">Moving on to More Advanced Uses of the Command Line</text:p>
      <text:p text:style-name="P27">Books and Web Sites</text:p>
      <text:p text:style-name="P36">Appendix B: Ubuntu Foundation Documents</text:p>
      <text:p text:style-name="P26">Code of Conduct</text:p>
      <text:p text:style-name="P27"><text:bookmark-start text:name="introduction"/><text:bookmark-end text:name="introduction"/>Introduction</text:p>
      <text:p text:style-name="P26">Ubuntu Code of Conduct</text:p>
      <text:p text:style-name="P27"><text:bookmark-start text:name="mailing-lists-and-web-forums"/><text:bookmark-end text:name="mailing-lists-and-web-forums"/>Mailing Lists and Web Forums</text:p>
      <text:p text:style-name="P26"><text:bookmark-start text:name="ubuntu-philosophy"/><text:bookmark-end text:name="ubuntu-philosophy"/>Ubuntu Philosophy</text:p>
      <text:p text:style-name="P27"><text:bookmark-start text:name="free-software"/><text:bookmark-end text:name="free-software"/>Free Software</text:p>
      <text:p text:style-name="P27">Open Source</text:p>
      <text:p text:style-name="P26"><text:bookmark-start text:name="components"/><text:bookmark-end text:name="components"/>Components</text:p>
      <text:p text:style-name="P37"><text:bookmark-start text:name="main-component"/><text:bookmark-end text:name="main-component"/><text:s/><text:tab/><text:tab/>“Main” Component</text:p>
      <text:p text:style-name="P27"><text:s/>“Restricted” Component</text:p>
      <text:p text:style-name="P27"><text:bookmark-start text:name="universe-component"/><text:bookmark-end text:name="universe-component"/><text:s/>“Universe” Component</text:p>
      <text:p text:style-name="P27"><text:s/>“Multiverse” Component</text:p>
      <text:p text:style-name="P26"><text:bookmark-start text:name="license-policy"/><text:bookmark-end text:name="license-policy"/><text:bookmark-start text:name="multiverse-component"/><text:bookmark-end text:name="multiverse-component"/>License Policy</text:p>
      <text:p text:style-name="P27"><text:bookmark-start text:name="ubuntu-main-and-restricted-component-lic"/><text:bookmark-end text:name="ubuntu-main-and-restricted-component-lic"/>Ubuntu “Main” and “Restricted” Component License Policy</text:p>
      <text:p text:style-name="P27"><text:bookmark-start text:name="documentation-firmware-and-drivers"/><text:bookmark-end text:name="documentation-firmware-and-drivers"/>Documentation, Firmware, and Drivers</text:p>
      <text:p text:style-name="P27"><text:bookmark-start text:name="software-installed-by-default"/><text:bookmark-end text:name="software-installed-by-default"/>Software Installed by Default</text:p>
      <text:p text:style-name="P34">Appendix C: Creative Commons Attribution-ShareAlike 2.0 Open Publication License</text:p>
      <text:p text:style-name="P34">Appendix D: Ubuntu Equivalents to Windows Programs </text:p>
      <text:p text:style-name="P26">On the Ubuntu Desktop</text:p>
      <text:p text:style-name="P27">Word Processing</text:p>
      <text:p text:style-name="P27">Spreadsheet</text:p>
      <text:p text:style-name="P27">Presentation</text:p>
      <text:p text:style-name="P27">Database</text:p>
      <text:p text:style-name="P27">Web Browser</text:p>
      <text:p text:style-name="P27">E-mail</text:p>
      <text:p text:style-name="P27">Media Players</text:p>
      <text:p text:style-name="P27">Editor</text:p>
      <text:p text:style-name="P27">Instant Messaging</text:p>
      <text:p text:style-name="P27">Voice Over IP</text:p>
      <text:p text:style-name="P26">Additional Applications</text:p>
      <text:p text:style-name="P27">Office and Finance</text:p>
      <text:p text:style-name="P28">Personal Accounting</text:p>
      <text:p text:style-name="P28">Accounting</text:p>
      <text:p text:style-name="P28">Desktop Publishing</text:p>
      <text:p text:style-name="P28">Project Management</text:p>
      <text:p text:style-name="P28">Drawing and Modeling</text:p>
      <text:p text:style-name="P27">Vector Drawing</text:p>
      <text:p text:style-name="P28">3D Modeler</text:p>
      <text:p text:style-name="P28">Diagram Editing</text:p>
      <text:p text:style-name="P27">Games and Edutainment</text:p>
      <text:p text:style-name="P28">Planetarium</text:p>
      <text:p text:style-name="P28">Space Simulator</text:p>
      <text:p text:style-name="P28">Flight Simulator</text:p>
      <text:p text:style-name="P28">Typing Tutor</text:p>
      <text:p text:style-name="P22"/>
      <text:p text:style-name="P38"/>
      <text:p text:style-name="P39"/>
      <text:p text:style-name="P26"/>
      <text:p text:style-name="P40"/>
      <text:p text:style-name="PD"/>
      <text:p text:style-name="PD"/>
      <text:p text:style-name="PD"><text:span text:style-name="T6">[Authors/Editorial: Although the PE will insert the TOC here, you still need to provide a TOC in your turnover paperwork to production.][Authors/Editorial: The following segments are arranged following the </text:span><text:span text:style-name="T13">Chicago Manual of Style</text:span><text:span text:style-name="T6"> book conventions.]</text:span></text:p>
      <text:p text:style-name="PD">[Begin Foreword]</text:p>
      <text:p text:style-name="HB">Foreword<text:span text:style-name="T14"><office:annotation><dc:creator>Nancy</dc:creator><dc:date>2006-11-02T00:00:00</dc:date><text:p>HA or CT to be determined at time of typesetting.</text:p></office:annotation></text:span></text:p>
      <text:p text:style-name="P41">It’s a small celebration for me to write this forward—almost exactly two years after the first meeting of a small group of free software professionals that turned into the Ubuntu project. A celebration because two years ago none of us would have predicted that our dream would spawn several million CDs, three or four million enthusiastic users, hundreds of commitments of support from companies large and small, a minor prime time television reference, and now <text:span text:style-name="T8">The Official Ubuntu Book</text:span>.</text:p>
      <text:p text:style-name="P13">The dream that brought us together can be simply expressed:</text:p>
      <text:p text:style-name="P42">To bu<text:span text:style-name="T15"><office:annotation><dc:creator>Nancy</dc:creator><dc:date>2006-11-02T00:00:00</dc:date><text:p>Begin EPI</text:p></office:annotation></text:span>ild a world class operating system for ordinary desktop computer users, that is genuinely free and freely available, that is immediately <text:s/>useful, and that represents the very best that the free software world can <text:s/>achieve today.<text:span text:style-name="T15"><office:annotation><dc:creator>Nancy</dc:creator><dc:date>2006-11-02T00:00:00</dc:date><text:p>End EPI</text:p></office:annotation></text:span></text:p>
      <text:p text:style-name="P13">In setting out to build a platform for “ordinary desktop computer users” I had no idea that I would have the privilege of meeting and working with so many <text:span text:style-name="T8">extra</text:span>ordinary desktop computer users. Some of those extraordinary individuals are the authors of this book, people who both understand the importance of the free software movement and who have the talent to have been real contributors to its success. Others make up the backbone of the Ubuntu community—the small but dedicated army of a few hundred people that works to produce a new release of Ubuntu every six months. They are at the heart of a network that reaches out through the global free software community—through the world of Debian, an extraordinary project in its own right and without which Ubuntu could not exist, and on out to the thousands of projects, large and small, that produce the code and documentation that we pull together and call <text:span text:style-name="T8">Ubuntu</text:span>.</text:p>
      <text:p text:style-name="P41">While this huge extended community can often appear to be fractured and divided along infinitesimal ideological lines, we are all broadly in agreement about four key ideas, and it is those ideas that are central to the Ubuntu promise:</text:p>
      <text:p text:style-name="P43"><text:tab/>That <text:span text:style-name="T15"><office:annotation><dc:creator>Nancy</dc:creator><dc:date>2006-11-02T00:00:00</dc:date><text:p>BL</text:p></office:annotation></text:span>our software should not come with a licence fee. That we should be able to share our software, modify it, and then share our modifications too.</text:p>
      <text:p text:style-name="P44"><text:tab/>That <text:span text:style-name="T15"><office:annotation><dc:creator>Nancy</dc:creator><dc:date>2006-11-02T00:00:00</dc:date><text:p>BL</text:p></office:annotation></text:span>this free software should be the best version available, including regular security updates, and not a tease for a better, commercial product.</text:p>
      <text:p text:style-name="P44"><text:s/><text:tab/>That <text:span text:style-name="T15"><office:annotation><dc:creator>Nancy</dc:creator><dc:date>2006-11-02T00:00:00</dc:date><text:p>BL</text:p></office:annotation></text:span>full-scale, high quality commercial support from local and global companies should be available for this free platform.</text:p>
      <text:p text:style-name="P45"><text:tab/>That <text:span text:style-name="T15"><office:annotation><dc:creator>Nancy</dc:creator><dc:date>2006-11-02T00:00:00</dc:date><text:p>BL</text:p></office:annotation></text:span>this software should be usable in as many languages as possible and usable by as many people as possible regardless of disability.</text:p>
      <text:p text:style-name="P13">The 17 of us who met in London two years ago come from a very wide variety of countries and backgrounds, but we all agreed that the goal of producing a platform that could live up to that promise was a worthy one, one that we would devote ourselves to wholeheartedly.</text:p>
      <text:p text:style-name="P13">For several months we worked quietly. We wanted to come to the world not only with a manifesto, but with a clear demonstration of work done toward our goals, something that people could test and comment on. We had no name (though industry insiders called us the “Super-Secret Debian Startup”), and, as a result, we hosted most of our work at <text:a xlink:type="simple" xlink:href="http://www.no-name-yet.com/"><text:span text:style-name="Internet_20_link">www.no-name-yet.com</text:span></text:a>. We were looking for a name that could express the beauty of the free software community development process—collaboration, interdependence, sharing, standing gently on the shoulders of giants, and reaching for lofty goals. The only word which comes close to that, of which I’m aware, is the African word “ubuntu.” It is found in many forms in many different African languages. And so we adopted it as the name of our project. </text:p>
      <text:p text:style-name="P13">We knew that our first release would have blemishes—warts—and gave it the codename “The Warty Warthog.” We called ourselves “the warthogs” and coordinated our work on the #warthogs IRC channel. Today, for better or worse, that’s turned into a tradition of codenames such as “Breezy Badger” and “Dapper Drake.” As lighthearted as they sound, these codenames come to embody the spirit of our community as it works toward a particular release. This next one—Dapper—is exactly that: a man emerging from youth, professional, bold, confident, and energetic. This is our first release that is designed to meet the needs of large organizations as much as developers and engineers. In the same way, the Ubuntu community has moved from being something of a rebellion against the “Linux establishment” to a strong and professionally organized group.</text:p>
      <text:p text:style-name="P13">What makes Ubuntu so popular?</text:p>
      <text:p text:style-name="P13">First, this is the time for free software to come to the forefront, and Ubuntu is very much the beneficiary of the vast amount of work that has gone into building up a huge body of work in the GNU/Linux world. That work has been underway for nearly 30 years, in one form or another, but Ubuntu is one way in which it is suddenly becoming “visible” to the nonspecialist computer user. We are in the middle of a great overturning of the industry status quo. The last time that happened, in the mid-90s, was when the world suddenly found itself connected to itself—by the Internet. Every major company, especially those in the field of technology, had to examine itself and ask the question, “How do we adapt to an Internet world?” Today, every major technology company has to ask itself the question, “How do I adapt to a free software world?”</text:p>
      <text:p text:style-name="P13">I would speculate and say that Ubuntu represents an idea whose time has come. We did not invent the free software movement—that honor goes to Richard Stallman and many others who had a vision far more profound at a time when it was hard to see how it could ever become reality. But Ubuntu has perhaps the honour of bringing that vision to a very wide audience in a form that we can all appreciate. I hope that the real visionaries—those who have led the way—will appreciate the decisions and the choices we make in bringing you this project. Some will take exception—I know Linus prefers KDE to Gnome, for example, so he’s likely to be more of a fan of Kubuntu than Ubuntu. But in general, the ideas that others have had, the principles of the free software movement, are well expressed in Ubuntu.</text:p>
      <text:p text:style-name="P13">Second, Ubuntu is a project on which <text:span text:style-name="T8">you</text:span> can have a real impact. It has the benefit of deep and reliable financial backing and a corporate team to give it muscle, but it is in every regard an open project, with participation at the highest levels by true volunteers. We work in a fishbowl—our meetings take place online, in a public forum. That can be tricky. Building an operating system is a fast-paced business full of compromise and tough decisions in the face of little information. There are disagreements and dirty laundry, and mistakes are made (I should know, some of them are mine. You should hear the one about the Warty Warthog desktop artwork). The transparency of our environment, however, means that we can count on having robust conversations about our options—all of them, even the ones the core team would never have dreamed up. It also means that mistakes are identified, discussed, and ultimately addressed faster than they would be if we lived and worked behind closed doors. You get a better platform as a result.</text:p>
      <text:p text:style-name="P13">We work hard as a community to recognize the contributions of all sorts of individuals—advocates, artists, Web forum moderators, channel operators, community event organizers, writers, translators, people who file and triage bugs...whatever your particular interest or talent, we will find a way to integrate your contribution.</text:p>
      <text:p text:style-name="P13">Perhaps most important is the way our approach to community differentiates Ubuntu from other free software projects with similar vision. We try to do all of this in a way that recognizes that disagreements are important but prevents those disagreements from creating deep divides in our community. Our code of conduct may not be perfect but it reminds each of us to remember the meaning of the word “ubuntu”—that each of us has our best impact <text:span text:style-name="T8">through </text:span><text:s/>the relationships we maintain with one another. Finding common ground and maintaining healthy communication are more important for us as a community in the long run than a particular technical decision or the specific choice of words with which to translate “File” into Spanish. Our community governance structures—our Technical Board and Community Council—exist to ensure that debates don’t become personal and that decisions can be taken after all sides have been heard.</text:p>
      <text:p text:style-name="P13">If you are a software professional or curious about Linux, this book and this platform are an excellent choice. You will learn about the world of Ubuntu and, indirectly, Debian and GNU/Linux. These are great foundations for working with the tools that I believe will come to define the “standard,” the everyday computing base upon which we build our homes and offices.</text:p>
      <text:p text:style-name="P13">I once heard a proprietary software vendor say “Linux is more expensive because skilled Linux professionals are more costly.” This is true. It means, of course, that Linux skills are more valuable! It won’t be true forever because the world of Linux is expanding so rapidly that sooner or later we will have to accept a position in the mainstream, and that takes off some of the “geek points” associated with being part of the “future of technology.” But right now, without a doubt, being ahead of the curve on Linux and on Ubuntu is the right place to be. If you’re this far into the Foreword, you are clearly going to make it. ;-) </text:p>
      <text:p text:style-name="P13">It’s difficult for me to speculate on what the future might hold for the Ubuntu project. I know that I along with many others are loving the opportunity to be at the center of such an exciting initiative and are committed to seeing where it leads us over the coming years. I believe that it will become a pervasive part of our everyday computing environment, so I would like to help make sure that we don’t make too many mistakes along the way! Please, come and join us in the fishbowl to help ensure we do a very, very good job.</text:p>
      <text:p text:style-name="P46">—Mark Shuttleworth</text:p>
      <text:p text:style-name="P46">Ubuntu Founder</text:p>
      <text:p text:style-name="PD"/>
      <text:p text:style-name="PD"><text:s/>[End Foreword][Begin Preface]</text:p>
      <text:p text:style-name="PD"/>
      <text:p text:style-name="HB">Preface<text:span text:style-name="T14"><office:annotation><dc:creator>Nancy</dc:creator><dc:date>2006-11-02T00:00:00</dc:date><text:p>HA or CT to be determined at time of typesetting.</text:p></office:annotation></text:span></text:p>
      <text:p text:style-name="P47">Writing a book is a difficult process. When you decide to write a book about a particular subject, you collate your knowledge on a subject, present it in a clear and easy-to-read way, and organize your ideas and knowledge in a sensible order. This is difficult enough when the subject you are writing about stays largely the same for the writing period. It becomes even more complex when you are writing about a moving target.</text:p>
      <text:p text:style-name="P47">When we began writing this book, the Dapper Drake release of Ubuntu, which has been released and is used on computers around the world, was not actually finished. With Dapper heavily in development, the idea to create <text:span text:style-name="T8">The Official Ubuntu Book</text:span> emerged. After a few months of authors meeting to flesh out an outline, writing began about three months before Dapper was complete.</text:p>
      <text:p text:style-name="P47">This moving target made the writing process particularly interesting. As an example, as Jono was writing the chapter on Ubuntu installation, the new graphical Espresso installer had yet to be completed. Each day Jono would download the latest code and update the chapter accordingly. As Jono kept a close eye on Espresso’s progress, he became more involved in its development and contributed bug reports and thoughts to Colin Watson, the primary developer behind Espresso.</text:p>
      <text:p text:style-name="P47">This is particularly interesting as the development of this book largely mirrored the very ethos and semantics behind the development of Ubuntu itself. Ubuntu is an operating system that grows organically. The proposed feature set and development process within the Ubuntu community are created in a largely iterative way. Every day the distribution grows in slightly different areas, with members in each area working together to move Ubuntu forward. Within the book’s development process, the content was also crafted, rewritten, adjusted, and allowed to mature in different ways—much like Ubuntu itself.</text:p>
      <text:p text:style-name="P47">With such a different take on book development, it is important to stress that <text:span text:style-name="T8">The Official Ubuntu Book</text:span> is not a typical book at all. Traditional books are typically written about a specific subject by one or two authors, published, sold in bookshops, and <text:span text:style-name="T16">that’s it</text:span>. But <text:span text:style-name="T8">The Official Ubuntu Book </text:span>is different. </text:p>
      <text:p text:style-name="P47">First, although the majority of <text:span text:style-name="T8">The Official Ubuntu Book</text:span> was written by the authors listed on the front cover, we also sought contributions directly from the Ubuntu community. Jono drafted an announcement seeking recipes. Jeff Waugh then posted the announcement on the Fridge, Ubuntu’s news site (<text:a xlink:type="simple" xlink:href="http://fridge.ubuntu.com/"><text:span text:style-name="Internet_20_link">http://fridge.ubuntu.com/</text:span></text:a>). Though Jono had completed half the chapter, he was keen to add diversity and open the chapter to contributions from the community. </text:p>
      <text:p text:style-name="P47">More than one dozen contributors submitted recipes to Jono, which are included in Chapter 6. Other community members pitched in as well. James Stanger explained the basics of printing, and our excellent tech editor Quim Gil shared the Guadalinex success story. Jorge O. Castro helped describe Edubuntu, and Dennis Kaarsemaker wrote about using wireless. And Matt East joined the tech editors to offer valuable feedback on the entire book. </text:p>
      <text:p text:style-name="P48">Ubuntu is by its very nature a community driven, collaborative platform, and the development of this book has been inspired and driven by this process—hence it being the Official Ubuntu Book. This is why the book is available under the CCL open content license and why some chapters (Chapters 3, 4 and 7) are actually included with Dapper itself. With this in mind, we hope the content in the book continues to grow and evolve in new areas and bring more and more users over to Ubuntu. It is an exciting time to be a part of Open Source and an exciting time to be a part of Ubuntu.</text:p>
      <text:p text:style-name="P49"/>
      <text:p text:style-name="Body"/>
      <text:p text:style-name="PD">[End of Preface][Begin Acknowledgments Page]</text:p>
      <text:p text:style-name="HB">Acknowledgments<text:span text:style-name="T14"><office:annotation><dc:creator>Nancy</dc:creator><dc:date>2006-11-02T00:00:00</dc:date><text:p>HA or CT to be determined at time of typesetting.</text:p></office:annotation></text:span></text:p>
      <text:p text:style-name="P13">Special thanks to Mark Shuttleworth and Jane Silber for all their efforts to get this book out into the world for both new and veteran Ubuntu users. Thanks also to Victor Ferns, director of Canonical Ltd., for his attention to the project. Many people at Canonical provided immeasurable assistance in the production of this book.</text:p>
      <text:p text:style-name="P13">We reached into the Ubuntu community for a top group of reviewers, each of whom greatly contributed to the strength of the manuscript, including Dennis Kaarsemaker, Matthew East, Jorge O. Casto, Quim Gil, Jonathan Riddle, sand Dinko Korunic.</text:p>
      <text:p text:style-name="P13">Other folks who helped shape the book in the beginning stages include Micah Anderson, Chris Negus, Peter C. Norton, and Scott Dier. Many thanks for those early insights.</text:p>
      <text:p text:style-name="P13">We received a truly global response from the Ubuntu community when the call was put out on The Fridge for solutions to common problems. In less than a week we collected useful recipes from Alabama, Australia, California, England, Jamaica, Mauritius, Minnesota, Netherlands, Paris, Quebec, and Sweden. Hearty thanks go to the following avid Ubuntu users for sharing their knowledge: David Bain, Alan Barnard, David Clayton, Manu Cornet, Scott Dier, Oskar J<text:span text:style-name="T17">ö</text:span>nefors, Avinash Meetoo, Julien Rottenberg, Stephen Sandlin, David Symons, Paul van Genderen, and Andrew Zajac. James Stanger also pitched in with a very useful section on how to print from Ubuntu.</text:p>
      <text:p text:style-name="P13"/>
      <text:p text:style-name="P13">And finally we appreciate the efforts of the Prentice Hall team, including Debra Williams Cauley, Chris Zahn, Mark Taub, Noreen Regina, John Fuller, Elizabeth Ryan, Nancy Hendryx, and Kathy Glidden.</text:p>
      <text:p text:style-name="Body"/>
      <text:p text:style-name="Body"/>
      <text:p text:style-name="QQ"><text:s/>[End Acknowledgments Page]</text:p>
      <text:p text:style-name="PD">[Begin About the Author Page here if that page is to appear in frontmatter. YES Discuss at RTP.]</text:p>
      <text:p text:style-name="HB">About the Authors<text:span text:style-name="T14"><office:annotation><dc:creator>Nancy</dc:creator><dc:date>2006-11-02T00:00:00</dc:date><text:p>HA or CT to be determined at time of typesetting.</text:p></office:annotation></text:span></text:p>
      <text:p text:style-name="P50"><text:span text:style-name="T18">Benjamin Mako Hill</text:span> is a Seattle native working out of Boston, Massachusetts. Mako is a long-time free software developer and advocate. He was part of the founding Ubuntu team and one of the first employees of Canonical Ltd. In addition to some technical work, his charge at Canonical was to help grow the Ubuntu development and user community during the projects’ first year. With the community off the ground, Mako left Canonical to return to graduate school at the MIT Media Lab where he is helping out with One Laptop per Child’s “$100 Laptop Project.” Mako has continued his involvement with Ubuntu as a member of the Community Council governance board, through development work, and through projects such as this book.</text:p>
      <text:p text:style-name="P51"/>
      <text:p text:style-name="P50"><text:span text:style-name="T19">Jono Bacon</text:span> (<text:a xlink:type="simple" xlink:href="http://www.jonobacon.org/"><text:span text:style-name="Internet_20_link">www.jonobacon.org</text:span></text:a>) is an established author and consultant who works for the United Kingdom’s government-funded OpenAdvantage (<text:a xlink:type="simple" xlink:href="http://www.openadvantage.org/"><text:span text:style-name="Internet_20_link">www.openadvantage.org</text:span></text:a>) center in England. Jono spends each of his days working with businesses, education and charitable organizations, and individuals to help them move to Open Source software and Open Standards. Jono is also an experienced public speaker, who has spoken around the world about Open Source, usability, and desktop and is known for his honest, humorous, and entertaining talks. In addition to this, Jono is a regular contributor to Open Source on a range of projects, has authored more than 400 articles for more than 15 magazines and Web sites, and is the cocreator of the popular LugRadio podcast (<text:a xlink:type="simple" xlink:href="http://www.lugradio.org/"><text:span text:style-name="Internet_20_link">www.lugradio.org</text:span></text:a>).</text:p>
      <text:p text:style-name="P52"/>
      <text:p text:style-name="P53"><text:span text:style-name="T20">Corey Burger </text:span><text:span text:style-name="T21">lives in Victoria, British Columbia, Canada, and is a long-term user and contributor to Ubuntu. He is a member of the Ubuntu Documentation Team, the Laptop Testing Team, and has been involved with Ubuntu since its first release. Corey currently works with the Secure Internet Live Conferencing (SILC) Project to help deploy Ubuntu at nongovernmental organizations across Vancouver Island. Also active in promoting Ubuntu and Open Source, he has given several talks to conferences and Linux User Groups (LUGs) about Ubuntu. Corey’s day job involves sales for Userful, a multiseat Linux vendor in Canada.</text:span></text:p>
      <text:p text:style-name="P50"/>
      <text:p text:style-name="P50"><text:span text:style-name="T18">Jonathan Jesse</text:span> is unusual in that he is a Microsoft Windows Network Administrator with a day job in Grand Rapids, Michigan who also has a strong interest in Linux and Open Source software. He had looked a many different Linux distributions but had not found one that “just works” until Ubuntu and Kubuntu filled that bill. Since he is not a developer or a programmer, he struggled to find a way to give back to the Open Source community. Beginning with the Hoary Hedgehog release, Jonathan joined the Ubuntu Documentation Team by proofreading and submitting patches to the mailing list. He then started working on the Kubuntu documents. He has started testing builds for the Laptop Testing Team, works on bugs for the Kubuntu team, and helps out on the wiki as well. Ubuntu and Kubuntu has given Jonathan a way to give back to the community without having to be a developer, and he encourages everyone to come help him out.</text:p>
      <text:p text:style-name="P50"/>
      <text:p text:style-name="P50"><text:span text:style-name="T18">Ivan Krstić</text:span>is a software architect and journalist who recently returned to academia, pursuing further studies in theoretical mathematics and computer science at Harvard University. He still serves as Director of Research at the Medical Informatics Laboratory at Zagreb Children’s Hospital, where he depends on Ubuntu Server for mission-critical server tasks. Ivan has been using Debian Linux since late 1994. He switched to Ubuntu with its first release and is one of the founding members of the Ubuntu Server Team.</text:p>
      <text:p text:style-name="PD"/>
      <text:p text:style-name="PD">[End About the Author Page]</text:p>
      <text:p text:style-name="PD">[End of Front Matter (Preface and/or Intro will be placed in the book following the front matter)]</text:p>
      <text:p text:style-name="P54"/>
      <text:p text:style-name="PD"/>
      <text:p text:style-name="HB">Introduction<text:span text:style-name="T14"><office:annotation><dc:creator>Nancy</dc:creator><dc:date>2006-11-02T00:00:00</dc:date><text:p> HA or CT to be determined at time of typesetting.</text:p></office:annotation></text:span></text:p>
      <text:p text:style-name="P55">Welcome to <text:span text:style-name="T8">The Official Ubuntu Book</text:span>!</text:p>
      <text:p text:style-name="P55">In recent years, the Ubuntu operating system has taken the Open Source and IT world by storm. From out of nowhere, the Little Operating System That Could has blossomed into a full-featured desktop and server offering that has won over the hearts of users around the world. Aside from the strong technical platform and impressive commitment to quality, Ubuntu also enjoys success due to its sprawling community of enthusiastic users who have helped to support, document, and test every millimeter of the Ubuntu landscape.</text:p>
      <text:p text:style-name="P55">In your hands you are holding the official authorized guide to this impressive operating system. Each of the authors selected to work on this book have demonstrated a high level of technical competence, an unbridled commitment to Ubuntu, and the ability to share this knowledge in a simple and clear manner. These authors were gathered together to create a book that offers a solid grounding to Ubuntu and explains how the many facets and features of Ubuntu work.</text:p>
      <text:p text:style-name="P56">About This Book<text:span text:style-name="T14"><office:annotation><dc:creator>Nancy</dc:creator><dc:date>2006-11-02T00:00:00</dc:date><text:p>HA or HB to be determined at time of typesetting.</text:p></office:annotation></text:span></text:p>
      <text:p text:style-name="P55">At the start of every book, on every bookshelf, in every shop is a paragraph that sums up the intentions and aims for the book. In some cases, this paragraph turns into an introspective philosophical lesson with the author on the brink of claiming the book will help the author cure disease and open up a donkey sanctuary. <text:span text:style-name="T8">The Official Ubuntu Book</text:span> is different. We have one very simple, down-to-earth aim: to make the Ubuntu experience even more pleasant for users. The Ubuntu developers and community have gone to great lengths to produce an easy-to-use, functional, and flexible operating system for doing, browsing, and creating all kinds of interesting things. This book augments that effort. With such an integrated and flexible operating system, this guide acts as a tour de force for the many things you can do with Ubuntu.</text:p>
      <text:p text:style-name="P57">The Scope of the Book<text:span text:style-name="T14"><office:annotation><dc:creator>Nancy</dc:creator><dc:date>2006-11-02T00:00:00</dc:date><text:p>HA or HB to be determined at time of typesetting.</text:p></office:annotation></text:span></text:p>
      <text:p text:style-name="P55">With such an extensive and flexible operating system to cover, we had our work cut out to write a book that could cover the system in sufficient detail. However, if we were to write in detail about every possible feature in Ubuntu, you would need to buy a new bookcase to store the sheer amount of content that would need to be written. The authors would also need to continue writing until they were skeletons. Unlikely, some may say. </text:p>
      <text:p text:style-name="P55">Part of the challenge in creating <text:span text:style-name="T8">The Official Ubuntu Book</text:span> was selecting the topics and content that can be covered within a reasonably sized book. As such, we have identified the most essential content to be covered and written about it. These chosen topics not only include coverage of installation, using the desktop, applications, multimedia, system administration, and software management but also include a discussion of the community, online resources, and the philosophy weaved into Ubuntu and Open Source. In addition to this, we managed to squeeze in a chapter full of useful troubleshooting recipes that you can use when you need to troubleshoot problems. All in all, the book provides an ideal one-stop shop for getting started with Ubuntu.</text:p>
      <text:p text:style-name="P57">The Menu<text:span text:style-name="T14"><office:annotation><dc:creator>Nancy</dc:creator><dc:date>2006-11-02T00:00:00</dc:date><text:p>HA or HB to be determined at time of typesetting.</text:p></office:annotation></text:span></text:p>
      <text:p text:style-name="P13">Let’s take a look at the range of chapters included in the book and what each covers.</text:p>
      <text:p text:style-name="P43"><text:s/><text:tab/>Chapter<text:span text:style-name="T22"><office:annotation><dc:creator>Nancy</dc:creator><dc:date>2006-11-02T00:00:00</dc:date><text:p> BL</text:p></office:annotation></text:span> 1—Introducing Ubuntu: Spirited introduction to the Ubuntu project, its distribution, its development processes, and some of the history that made it all possible.</text:p>
      <text:p text:style-name="P43"><text:tab/>Chapter <text:span text:style-name="T22"><office:annotation><dc:creator>Nancy</dc:creator><dc:date>2006-11-02T00:00:00</dc:date><text:p>BL</text:p></office:annotation></text:span>2—Installing Ubuntu: Run through the installation process one step at a time, and get Ubuntu ready to run on your computer.<text:tab/><text:tab/></text:p>
      <text:p text:style-name="P43"><text:tab/>Chapter <text:span text:style-name="T22"><office:annotation><dc:creator>Nancy</dc:creator><dc:date>2006-11-02T00:00:00</dc:date><text:p>BL</text:p></office:annotation></text:span>3—Using Ubuntu on the Desktop: Take a whistle-stop tour of the Ubuntu desktop, the applications included, and explore ways to configure your desktop.</text:p>
      <text:p text:style-name="P43"><text:tab/>Chapter <text:span text:style-name="T22"><office:annotation><dc:creator>Nancy</dc:creator><dc:date>2006-11-02T00:00:00</dc:date><text:p>BL</text:p></office:annotation></text:span>4—Advanced Usage and Managing Ubuntu: <text:s/>Explore some of the advanced ways to use Ubuntu including managing the system. Learn how to install and manage software, use hardware devices and printers, interact with remove computers, use the terminal, and run some Windows programs under Ubuntu. </text:p>
      <text:p text:style-name="P43"><text:tab/>Chapter <text:span text:style-name="T22"><office:annotation><dc:creator>Nancy</dc:creator><dc:date>2006-11-02T00:00:00</dc:date><text:p>BL</text:p></office:annotation></text:span>5—The Ubuntu Server: I<text:span text:style-name="T23">ntroduces Ubuntu Server installation and administration, including coverage of console-line package management, basic security topics, and advanced installer features such as logical volume management (LVM) and RAID.</text:span><text:tab/><text:tab/></text:p>
      <text:p text:style-name="P43"><text:tab/>Chapter <text:span text:style-name="T22"><office:annotation><dc:creator>Nancy</dc:creator><dc:date>2006-11-02T00:00:00</dc:date><text:p>BL</text:p></office:annotation></text:span>6—Support and Typical Problems: Packed to the seams with lots of small, independent recipes so you can learn how to solve common problems or meet requirements.<text:tab/><text:tab/><text:tab/></text:p>
      <text:p text:style-name="P43"><text:tab/>Chapter <text:span text:style-name="T22"><office:annotation><dc:creator>Nancy</dc:creator><dc:date>2006-11-02T00:00:00</dc:date><text:p>BL</text:p></office:annotation></text:span>7—Using Kubuntu: <text:span text:style-name="T24">The most popular spin-off project from Ubuntu is Kubuntu. This chapter provides a solid primer for getting started.</text:span><text:tab/></text:p>
      <text:p text:style-name="P43"><text:tab/>Chapter <text:span text:style-name="T22"><office:annotation><dc:creator>Nancy</dc:creator><dc:date>2006-11-02T00:00:00</dc:date><text:p>BL</text:p></office:annotation></text:span>8—<text:span text:style-name="T24">The Ubuntu Community: </text:span>Understand the breadth of the Ubuntu community, including what folks do to build, promote, distribute, support, document, translate, and advocate Ubuntu—and find out what you can do to join in the fun.<text:span text:style-name="T24"><text:tab/><text:tab/></text:span></text:p>
      <text:p text:style-name="P43"><text:tab/>Chapter <text:span text:style-name="T22"><office:annotation><dc:creator>Nancy</dc:creator><dc:date>2006-11-02T00:00:00</dc:date><text:p>BL</text:p></office:annotation></text:span>9—Ubuntu Related Projects: Explore the universe of other distributions that surround Ubuntu, including Edubuntu and nUbuntu.<text:tab/></text:p>
      <text:p text:style-name="P43"><text:tab/>Appendix <text:span text:style-name="T22"><office:annotation><dc:creator>Nancy</dc:creator><dc:date>2006-11-02T00:00:00</dc:date><text:p>BL</text:p></office:annotation></text:span>A—Welcome to the Command Line: Take advantage of the power of the command line with clear, easy-to-use examples in this brief primer.<text:tab/></text:p>
      <text:p text:style-name="P43"><text:tab/>Appendix <text:span text:style-name="T22"><office:annotation><dc:creator>Nancy</dc:creator><dc:date>2006-11-02T00:00:00</dc:date><text:p>BL</text:p></office:annotation></text:span>B—Core Ubuntu Documents: <text:s/>Review some of the key documents that define <text:span text:style-name="T23">Ubuntu, including the Code of Conduct, the </text:span>Ubuntu Licensing Policy, the Ubuntu Philosophy, and the Description of Ubuntu Components.<text:tab/></text:p>
      <text:p text:style-name="P43"><text:tab/>Appendix <text:span text:style-name="T22"><office:annotation><dc:creator>Nancy</dc:creator><dc:date>2006-11-02T00:00:00</dc:date><text:p>BL</text:p></office:annotation></text:span>C—Creative Commons Attribution-ShareAlike 2.0 Open Publication License.</text:p>
      <text:p text:style-name="BL"><text:tab/>Appendix <text:span text:style-name="T22"><office:annotation><dc:creator>Nancy</dc:creator><dc:date>2006-11-02T00:00:00</dc:date><text:p>BL</text:p></office:annotation></text:span>D—Ubuntu Equivalents to Windows Programs.</text:p>
      <text:p text:style-name="P44"/>
      <text:p text:style-name="P55"/>
      <text:p text:style-name="H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face style:name="Mincho" svg:font-family="Mincho, 明朝" style:font-family-generic="roman"/>
    <style:font-face style:name="Lucida Grande" svg:font-family="'Lucida Grande', 'Courier New'"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font-name-complex="Times"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center" style:justify-single-word="false"/>
      <style:text-properties fo:color="#0000ff" fo:font-size="16pt" style:font-size-asian="16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ab-stops>
          <style:tab-stop style:position="0in"/>
          <style:tab-stop style:position="1.6193in"/>
        </style:tab-stops>
      </style:paragraph-properties>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ab-stops>
          <style:tab-stop style:position="0in"/>
        </style:tab-stops>
      </style:paragraph-properties>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ab-stops>
          <style:tab-stop style:position="0in"/>
        </style:tab-stops>
      </style:paragraph-properties>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ab-stops>
          <style:tab-stop style:position="0in"/>
        </style:tab-stops>
      </style:paragraph-properties>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ab-stops>
          <style:tab-stop style:position="0in"/>
        </style:tab-stops>
      </style:paragraph-properties>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ab-stops>
          <style:tab-stop style:position="0in"/>
        </style:tab-stops>
      </style:paragraph-properties>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ab-stops>
          <style:tab-stop style:position="0in"/>
        </style:tab-stops>
      </style:paragraph-properties>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ab-stops>
          <style:tab-stop style:position="0in"/>
        </style:tab-stops>
      </style:paragraph-properties>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ab-stops>
          <style:tab-stop style:position="0in"/>
        </style:tab-stops>
      </style:paragraph-properties>
      <style:text-properties style:font-name="Times New Roma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08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08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08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08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08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08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08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08in solid #000000"/>
    </style:style>
    <style:style style:name="LN" style:family="paragraph" style:parent-style-name="LH">
      <style:paragraph-properties fo:padding-left="0in" fo:padding-right="0in" fo:padding-top="0.0138in" fo:padding-bottom="0in" fo:border-left="none" fo:border-right="none" fo:border-top="0.0008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nomral" style:family="paragraph" style:parent-style-name="TitleTOC_2f_Index">
      <style:paragraph-properties fo:text-align="center" style:justify-single-word="false"/>
    </style:style>
    <style:style style:name="WW-Comment_20_Text" style:display-name="WW-Comment Text" style:family="paragraph" style:parent-style-name="Standard">
      <style:text-properties fo:font-size="12pt" style:font-size-asian="12pt" style:font-size-complex="12pt"/>
    </style:style>
    <style:style style:name="WW-Comment_20_Subject" style:display-name="WW-Comment Subject" style:family="paragraph" style:parent-style-name="WW-Comment_20_Text" style:next-style-name="WW-Comment_20_Text">
      <style:text-properties fo:font-size="10pt" style:font-size-asian="10pt" style:font-size-complex="10pt"/>
    </style:style>
    <style:style style:name="WW-Balloon_20_Text" style:display-name="WW-Balloon Text" style:family="paragraph" style:parent-style-name="Standard">
      <style:text-properties style:font-name="Lucida Grande" fo:font-size="9pt" style:font-size-asian="9pt" style:font-size-complex="9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t" style:family="paragraph" style:parent-style-name="Standard">
      <style:paragraph-properties fo:margin-top="0.0693in" fo:margin-bottom="0.0693in" fo:hyphenation-ladder-count="no-limit"/>
      <style:text-properties style:font-name="Times New Roman" fo:font-size="12pt" style:font-size-asian="12pt" style:font-name-complex="Times New Roman" style:font-size-complex="12pt" fo:hyphenate="true" fo:hyphenation-remain-char-count="2" fo:hyphenation-push-char-count="2"/>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Emphasis" style:family="text">
      <style:text-properties fo:font-style="italic" fo:font-weight="bold" style:font-style-asian="italic" style:font-weight-asian="bol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CD4" style:family="text" style:parent-style-name="WW-Default_20_Paragraph_20_Font1">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Comment_20_Reference" style:display-name="WW-Comment Reference" style:family="text" style:parent-style-name="WW-Default_20_Paragraph_20_Font1">
      <style:text-properties fo:font-size="9pt" style:font-size-asian="9pt"/>
    </style:style>
    <style:style style:name="Body_20_Char" style:display-name="Body Char" style:family="text" style:parent-style-name="WW-Default_20_Paragraph_20_Font">
      <style:text-properties fo:color="#000000" fo:font-size="11pt" fo:language="en" fo:country="US" style:font-size-asian="11pt" style:font-name-complex="Times" style:language-complex="ar" style:country-complex="SA"/>
    </style:style>
    <style:style style:name="Comment_20_Reference" style:display-name="Comment Reference" style:family="text" style:parent-style-name="WW-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5in" fo:margin-left="1in" fo:margin-right="1in" style:writing-mode="lr-tb" style:layout-grid-color="#c0c0c0" style:layout-grid-lines="34"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Convert_20_1" style:display-name="Convert 1"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Extreme Programming Installed</dc:title>
    <meta:initial-creator>John Fuller</meta:initial-creator>
    <meta:creation-date>2006-06-01T20:53:00</meta:creation-date>
    <dc:creator>Kathleen A Glidden</dc:creator>
    <dc:date>2006-06-15T18:49:00</dc:date>
    <meta:print-date>2006-05-26T15:10:00</meta:print-date>
    <dc:language>en-US</dc:language>
    <meta:editing-cycles>6</meta:editing-cycles>
    <meta:editing-duration>PT8M0S</meta:editing-duration>
    <meta:user-defined meta:name="Info 1"/>
    <meta:user-defined meta:name="Info 2"/>
    <meta:user-defined meta:name="Info 3"/>
    <meta:user-defined meta:name="Info 4"/>
    <meta:document-statistic meta:table-count="0" meta:image-count="0" meta:object-count="0" meta:page-count="42" meta:paragraph-count="584" meta:word-count="6555" meta:character-count="39662"/>
  </office:meta>
</office:document-meta>
</file>